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446" calcext:value-type="float">
            <text:p>0.026446</text:p>
          </table:table-cell>
          <table:table-cell office:value-type="float" office:value="0.035934" calcext:value-type="float">
            <text:p>0.035934</text:p>
          </table:table-cell>
          <table:table-cell office:value-type="float" office:value="0.039008" calcext:value-type="float">
            <text:p>0.039008</text:p>
          </table:table-cell>
          <table:table-cell office:value-type="float" office:value="0.040231" calcext:value-type="float">
            <text:p>0.040231</text:p>
          </table:table-cell>
          <table:table-cell office:value-type="float" office:value="0.062645" calcext:value-type="float">
            <text:p>0.062645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209587" calcext:value-type="float">
            <text:p>0.209587</text:p>
          </table:table-cell>
          <table:table-cell office:value-type="float" office:value="0.225851" calcext:value-type="float">
            <text:p>0.225851</text:p>
          </table:table-cell>
          <table:table-cell office:value-type="float" office:value="0.34314" calcext:value-type="float">
            <text:p>0.34314</text:p>
          </table:table-cell>
          <table:table-cell office:value-type="float" office:value="0.576264" calcext:value-type="float">
            <text:p>0.576264</text:p>
          </table:table-cell>
          <table:table-cell office:value-type="float" office:value="0.696893" calcext:value-type="float">
            <text:p>0.696893</text:p>
          </table:table-cell>
          <table:table-cell office:value-type="float" office:value="0.7" calcext:value-type="float">
            <text:p>0.7</text:p>
          </table:table-cell>
          <table:table-cell office:value-type="float" office:value="0.23674" calcext:value-type="float">
            <text:p>0.236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9702" calcext:value-type="float">
            <text:p>0.019702</text:p>
          </table:table-cell>
          <table:table-cell office:value-type="float" office:value="0.065653" calcext:value-type="float">
            <text:p>0.065653</text:p>
          </table:table-cell>
          <table:table-cell office:value-type="float" office:value="0.189851" calcext:value-type="float">
            <text:p>0.189851</text:p>
          </table:table-cell>
          <table:table-cell office:value-type="float" office:value="0.223901" calcext:value-type="float">
            <text:p>0.223901</text:p>
          </table:table-cell>
          <table:table-cell office:value-type="float" office:value="0.317587" calcext:value-type="float">
            <text:p>0.317587</text:p>
          </table:table-cell>
          <table:table-cell office:value-type="float" office:value="0.451306" calcext:value-type="float">
            <text:p>0.451306</text:p>
          </table:table-cell>
          <table:table-cell office:value-type="float" office:value="0.576628" calcext:value-type="float">
            <text:p>0.576628</text:p>
          </table:table-cell>
          <table:table-cell office:value-type="float" office:value="0.666116" calcext:value-type="float">
            <text:p>0.666116</text:p>
          </table:table-cell>
          <table:table-cell office:value-type="float" office:value="0.699306" calcext:value-type="float">
            <text:p>0.69930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91005" calcext:value-type="float">
            <text:p>0.391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0463" calcext:value-type="float">
            <text:p>0.040463</text:p>
          </table:table-cell>
          <table:table-cell office:value-type="float" office:value="0.225686" calcext:value-type="float">
            <text:p>0.225686</text:p>
          </table:table-cell>
          <table:table-cell office:value-type="float" office:value="0.35643" calcext:value-type="float">
            <text:p>0.35643</text:p>
          </table:table-cell>
          <table:table-cell office:value-type="float" office:value="0.469157" calcext:value-type="float">
            <text:p>0.469157</text:p>
          </table:table-cell>
          <table:table-cell office:value-type="float" office:value="0.573488" calcext:value-type="float">
            <text:p>0.573488</text:p>
          </table:table-cell>
          <table:table-cell office:value-type="float" office:value="0.644" calcext:value-type="float">
            <text:p>0.644</text:p>
          </table:table-cell>
          <table:table-cell office:value-type="float" office:value="0.682645" calcext:value-type="float">
            <text:p>0.682645</text:p>
          </table:table-cell>
          <table:table-cell office:value-type="float" office:value="0.69957" calcext:value-type="float">
            <text:p>0.69957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509144" calcext:value-type="float">
            <text:p>0.5091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8248" calcext:value-type="float">
            <text:p>0.078248</text:p>
          </table:table-cell>
          <table:table-cell office:value-type="float" office:value="0.28205" calcext:value-type="float">
            <text:p>0.28205</text:p>
          </table:table-cell>
          <table:table-cell office:value-type="float" office:value="0.456727" calcext:value-type="float">
            <text:p>0.456727</text:p>
          </table:table-cell>
          <table:table-cell office:value-type="float" office:value="0.580628" calcext:value-type="float">
            <text:p>0.580628</text:p>
          </table:table-cell>
          <table:table-cell office:value-type="float" office:value="0.638512" calcext:value-type="float">
            <text:p>0.638512</text:p>
          </table:table-cell>
          <table:table-cell office:value-type="float" office:value="0.672992" calcext:value-type="float">
            <text:p>0.672992</text:p>
          </table:table-cell>
          <table:table-cell office:value-type="float" office:value="0.691835" calcext:value-type="float">
            <text:p>0.69183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550099" calcext:value-type="float">
            <text:p>0.5500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14017" calcext:value-type="float">
            <text:p>0.114017</text:p>
          </table:table-cell>
          <table:table-cell office:value-type="float" office:value="0.390413" calcext:value-type="float">
            <text:p>0.390413</text:p>
          </table:table-cell>
          <table:table-cell office:value-type="float" office:value="0.553719" calcext:value-type="float">
            <text:p>0.553719</text:p>
          </table:table-cell>
          <table:table-cell office:value-type="float" office:value="0.627504" calcext:value-type="float">
            <text:p>0.627504</text:p>
          </table:table-cell>
          <table:table-cell office:value-type="float" office:value="0.667504" calcext:value-type="float">
            <text:p>0.667504</text:p>
          </table:table-cell>
          <table:table-cell office:value-type="float" office:value="0.688033" calcext:value-type="float">
            <text:p>0.688033</text:p>
          </table:table-cell>
          <table:table-cell office:value-type="float" office:value="0.699769" calcext:value-type="float">
            <text:p>0.699769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584096" calcext:value-type="float">
            <text:p>0.5840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57223" calcext:value-type="float">
            <text:p>0.157223</text:p>
          </table:table-cell>
          <table:table-cell office:value-type="float" office:value="0.444463" calcext:value-type="float">
            <text:p>0.444463</text:p>
          </table:table-cell>
          <table:table-cell office:value-type="float" office:value="0.573554" calcext:value-type="float">
            <text:p>0.573554</text:p>
          </table:table-cell>
          <table:table-cell office:value-type="float" office:value="0.652661" calcext:value-type="float">
            <text:p>0.652661</text:p>
          </table:table-cell>
          <table:table-cell office:value-type="float" office:value="0.683372" calcext:value-type="float">
            <text:p>0.683372</text:p>
          </table:table-cell>
          <table:table-cell office:value-type="float" office:value="0.697983" calcext:value-type="float">
            <text:p>0.697983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600926" calcext:value-type="float">
            <text:p>0.6009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1914" calcext:value-type="float">
            <text:p>0.11914</text:p>
          </table:table-cell>
          <table:table-cell office:value-type="float" office:value="0.426182" calcext:value-type="float">
            <text:p>0.426182</text:p>
          </table:table-cell>
          <table:table-cell office:value-type="float" office:value="0.588397" calcext:value-type="float">
            <text:p>0.588397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88397" calcext:value-type="float">
            <text:p>0.688397</text:p>
          </table:table-cell>
          <table:table-cell office:value-type="float" office:value="0.699471" calcext:value-type="float">
            <text:p>0.699471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597653" calcext:value-type="float">
            <text:p>0.5976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87901" calcext:value-type="float">
            <text:p>0.187901</text:p>
          </table:table-cell>
          <table:table-cell office:value-type="float" office:value="0.554876" calcext:value-type="float">
            <text:p>0.554876</text:p>
          </table:table-cell>
          <table:table-cell office:value-type="float" office:value="0.650215" calcext:value-type="float">
            <text:p>0.650215</text:p>
          </table:table-cell>
          <table:table-cell office:value-type="float" office:value="0.691306" calcext:value-type="float">
            <text:p>0.691306</text:p>
          </table:table-cell>
          <table:table-cell office:value-type="float" office:value="0.699934" calcext:value-type="float">
            <text:p>0.69993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628423" calcext:value-type="float">
            <text:p>0.6284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6595" calcext:value-type="float">
            <text:p>0.376595</text:p>
          </table:table-cell>
          <table:table-cell office:value-type="float" office:value="0.633388" calcext:value-type="float">
            <text:p>0.633388</text:p>
          </table:table-cell>
          <table:table-cell office:value-type="float" office:value="0.682942" calcext:value-type="float">
            <text:p>0.682942</text:p>
          </table:table-cell>
          <table:table-cell office:value-type="float" office:value="0.697917" calcext:value-type="float">
            <text:p>0.69791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659084" calcext:value-type="float">
            <text:p>0.6590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0681" calcext:value-type="float">
            <text:p>0.30681</text:p>
          </table:table-cell>
          <table:table-cell office:value-type="float" office:value="0.653091" calcext:value-type="float">
            <text:p>0.653091</text:p>
          </table:table-cell>
          <table:table-cell office:value-type="float" office:value="0.685091" calcext:value-type="float">
            <text:p>0.685091</text:p>
          </table:table-cell>
          <table:table-cell office:value-type="float" office:value="0.697851" calcext:value-type="float">
            <text:p>0.697851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165" calcext:value-type="float">
            <text:p>0.700165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54301" calcext:value-type="float">
            <text:p>0.6543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20727" calcext:value-type="float">
            <text:p>0.320727</text:p>
          </table:table-cell>
          <table:table-cell office:value-type="float" office:value="0.64681" calcext:value-type="float">
            <text:p>0.64681</text:p>
          </table:table-cell>
          <table:table-cell office:value-type="float" office:value="0.686744" calcext:value-type="float">
            <text:p>0.686744</text:p>
          </table:table-cell>
          <table:table-cell office:value-type="float" office:value="0.698116" calcext:value-type="float">
            <text:p>0.698116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099" calcext:value-type="float">
            <text:p>0.700099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5525" calcext:value-type="float">
            <text:p>0.655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77388" calcext:value-type="float">
            <text:p>0.277388</text:p>
          </table:table-cell>
          <table:table-cell office:value-type="float" office:value="0.641851" calcext:value-type="float">
            <text:p>0.641851</text:p>
          </table:table-cell>
          <table:table-cell office:value-type="float" office:value="0.689488" calcext:value-type="float">
            <text:p>0.689488</text:p>
          </table:table-cell>
          <table:table-cell office:value-type="float" office:value="0.69924" calcext:value-type="float">
            <text:p>0.6992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198" calcext:value-type="float">
            <text:p>0.700198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650817" calcext:value-type="float">
            <text:p>0.65081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7286" calcext:value-type="float">
            <text:p>0.37286</text:p>
          </table:table-cell>
          <table:table-cell office:value-type="float" office:value="0.655372" calcext:value-type="float">
            <text:p>0.655372</text:p>
          </table:table-cell>
          <table:table-cell office:value-type="float" office:value="0.695603" calcext:value-type="float">
            <text:p>0.69560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64" calcext:value-type="float">
            <text:p>0.700364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6242" calcext:value-type="float">
            <text:p>0.662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1243" calcext:value-type="float">
            <text:p>0.41243</text:p>
          </table:table-cell>
          <table:table-cell office:value-type="float" office:value="0.672231" calcext:value-type="float">
            <text:p>0.672231</text:p>
          </table:table-cell>
          <table:table-cell office:value-type="float" office:value="0.696727" calcext:value-type="float">
            <text:p>0.69672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793" calcext:value-type="float">
            <text:p>0.700793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68218" calcext:value-type="float">
            <text:p>0.6682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306876" calcext:value-type="float">
            <text:p>0.306876</text:p>
          </table:table-cell>
          <table:table-cell office:value-type="float" office:value="0.669256" calcext:value-type="float">
            <text:p>0.669256</text:p>
          </table:table-cell>
          <table:table-cell office:value-type="float" office:value="0.696331" calcext:value-type="float">
            <text:p>0.69633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57319" calcext:value-type="float">
            <text:p>0.65731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47074" calcext:value-type="float">
            <text:p>0.447074</text:p>
          </table:table-cell>
          <table:table-cell office:value-type="float" office:value="0.687306" calcext:value-type="float">
            <text:p>0.68730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28" calcext:value-type="float">
            <text:p>0.700628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673501" calcext:value-type="float">
            <text:p>0.6735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2076" calcext:value-type="float">
            <text:p>0.42076</text:p>
          </table:table-cell>
          <table:table-cell office:value-type="float" office:value="0.69276" calcext:value-type="float">
            <text:p>0.69276</text:p>
          </table:table-cell>
          <table:table-cell office:value-type="float" office:value="0.699901" calcext:value-type="float">
            <text:p>0.69990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529" calcext:value-type="float">
            <text:p>0.700529</text:p>
          </table:table-cell>
          <table:table-cell office:value-type="float" office:value="0.704959" calcext:value-type="float">
            <text:p>0.704959</text:p>
          </table:table-cell>
          <table:table-cell office:value-type="float" office:value="0.671395" calcext:value-type="float">
            <text:p>0.67139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01983" calcext:value-type="float">
            <text:p>0.501983</text:p>
          </table:table-cell>
          <table:table-cell office:value-type="float" office:value="0.686182" calcext:value-type="float">
            <text:p>0.686182</text:p>
          </table:table-cell>
          <table:table-cell office:value-type="float" office:value="0.699669" calcext:value-type="float">
            <text:p>0.69966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091" calcext:value-type="float">
            <text:p>0.701091</text:p>
          </table:table-cell>
          <table:table-cell office:value-type="float" office:value="0.704959" calcext:value-type="float">
            <text:p>0.704959</text:p>
          </table:table-cell>
          <table:table-cell office:value-type="float" office:value="0.678893" calcext:value-type="float">
            <text:p>0.67889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45719" calcext:value-type="float">
            <text:p>0.545719</text:p>
          </table:table-cell>
          <table:table-cell office:value-type="float" office:value="0.694612" calcext:value-type="float">
            <text:p>0.69461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93" calcext:value-type="float">
            <text:p>0.700793</text:p>
          </table:table-cell>
          <table:table-cell office:value-type="float" office:value="0.704959" calcext:value-type="float">
            <text:p>0.704959</text:p>
          </table:table-cell>
          <table:table-cell office:value-type="float" office:value="0.684112" calcext:value-type="float">
            <text:p>0.6841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19901" calcext:value-type="float">
            <text:p>0.519901</text:p>
          </table:table-cell>
          <table:table-cell office:value-type="float" office:value="0.694215" calcext:value-type="float">
            <text:p>0.69421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28" calcext:value-type="float">
            <text:p>0.700628</text:p>
          </table:table-cell>
          <table:table-cell office:value-type="float" office:value="0.704959" calcext:value-type="float">
            <text:p>0.704959</text:p>
          </table:table-cell>
          <table:table-cell office:value-type="float" office:value="0.681474" calcext:value-type="float">
            <text:p>0.68147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54215" calcext:value-type="float">
            <text:p>0.554215</text:p>
          </table:table-cell>
          <table:table-cell office:value-type="float" office:value="0.693785" calcext:value-type="float">
            <text:p>0.69378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397" calcext:value-type="float">
            <text:p>0.700397</text:p>
          </table:table-cell>
          <table:table-cell office:value-type="float" office:value="0.704959" calcext:value-type="float">
            <text:p>0.704959</text:p>
          </table:table-cell>
          <table:table-cell office:value-type="float" office:value="0.68484" calcext:value-type="float">
            <text:p>0.6848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59174" calcext:value-type="float">
            <text:p>0.459174</text:p>
          </table:table-cell>
          <table:table-cell office:value-type="float" office:value="0.697091" calcext:value-type="float">
            <text:p>0.69709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704959" calcext:value-type="float">
            <text:p>0.704959</text:p>
          </table:table-cell>
          <table:table-cell office:value-type="float" office:value="0.675709" calcext:value-type="float">
            <text:p>0.6757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519107" calcext:value-type="float">
            <text:p>0.519107</text:p>
          </table:table-cell>
          <table:table-cell office:value-type="float" office:value="0.694215" calcext:value-type="float">
            <text:p>0.69421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157" calcext:value-type="float">
            <text:p>0.70115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1448" calcext:value-type="float">
            <text:p>0.6814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7038" calcext:value-type="float">
            <text:p>0.47038</text:p>
          </table:table-cell>
          <table:table-cell office:value-type="float" office:value="0.695967" calcext:value-type="float">
            <text:p>0.69596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3" calcext:value-type="float">
            <text:p>0.7004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6678" calcext:value-type="float">
            <text:p>0.67667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2681" calcext:value-type="float">
            <text:p>0.42681</text:p>
          </table:table-cell>
          <table:table-cell office:value-type="float" office:value="0.69676" calcext:value-type="float">
            <text:p>0.696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3" calcext:value-type="float">
            <text:p>0.7004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24" calcext:value-type="float">
            <text:p>0.67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19339" calcext:value-type="float">
            <text:p>0.519339</text:p>
          </table:table-cell>
          <table:table-cell office:value-type="float" office:value="0.697785" calcext:value-type="float">
            <text:p>0.69778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63" calcext:value-type="float">
            <text:p>0.70046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1759" calcext:value-type="float">
            <text:p>0.68175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85587" calcext:value-type="float">
            <text:p>0.485587</text:p>
          </table:table-cell>
          <table:table-cell office:value-type="float" office:value="0.696331" calcext:value-type="float">
            <text:p>0.69633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8241" calcext:value-type="float">
            <text:p>0.67824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49884" calcext:value-type="float">
            <text:p>0.549884</text:p>
          </table:table-cell>
          <table:table-cell office:value-type="float" office:value="0.69881" calcext:value-type="float">
            <text:p>0.6988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63" calcext:value-type="float">
            <text:p>0.70046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4916" calcext:value-type="float">
            <text:p>0.6849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89554" calcext:value-type="float">
            <text:p>0.589554</text:p>
          </table:table-cell>
          <table:table-cell office:value-type="float" office:value="0.698975" calcext:value-type="float">
            <text:p>0.69897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63" calcext:value-type="float">
            <text:p>0.70046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8899" calcext:value-type="float">
            <text:p>0.68889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17719" calcext:value-type="float">
            <text:p>0.517719</text:p>
          </table:table-cell>
          <table:table-cell office:value-type="float" office:value="0.69524" calcext:value-type="float">
            <text:p>0.69524</text:p>
          </table:table-cell>
          <table:table-cell office:value-type="float" office:value="0.699901" calcext:value-type="float">
            <text:p>0.69990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463" calcext:value-type="float">
            <text:p>0.70046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1332" calcext:value-type="float">
            <text:p>0.6813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07636" calcext:value-type="float">
            <text:p>0.507636</text:p>
          </table:table-cell>
          <table:table-cell office:value-type="float" office:value="0.697322" calcext:value-type="float">
            <text:p>0.69732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562" calcext:value-type="float">
            <text:p>0.70056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0552" calcext:value-type="float">
            <text:p>0.6805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521983" calcext:value-type="float">
            <text:p>0.521983</text:p>
          </table:table-cell>
          <table:table-cell office:value-type="float" office:value="0.697719" calcext:value-type="float">
            <text:p>0.69771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694" calcext:value-type="float">
            <text:p>0.70069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204" calcext:value-type="float">
            <text:p>0.682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39835" calcext:value-type="float">
            <text:p>0.539835</text:p>
          </table:table-cell>
          <table:table-cell office:value-type="float" office:value="0.696793" calcext:value-type="float">
            <text:p>0.69679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025" calcext:value-type="float">
            <text:p>0.701025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3765" calcext:value-type="float">
            <text:p>0.68376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549322" calcext:value-type="float">
            <text:p>0.549322</text:p>
          </table:table-cell>
          <table:table-cell office:value-type="float" office:value="0.696364" calcext:value-type="float">
            <text:p>0.69636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562" calcext:value-type="float">
            <text:p>0.700562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4625" calcext:value-type="float">
            <text:p>0.6846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445355" calcext:value-type="float">
            <text:p>0.445355</text:p>
          </table:table-cell>
          <table:table-cell office:value-type="float" office:value="0.697355" calcext:value-type="float">
            <text:p>0.69735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4344" calcext:value-type="float">
            <text:p>0.67434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413421" calcext:value-type="float">
            <text:p>0.413421</text:p>
          </table:table-cell>
          <table:table-cell office:value-type="float" office:value="0.695702" calcext:value-type="float">
            <text:p>0.69570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463" calcext:value-type="float">
            <text:p>0.700463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0959" calcext:value-type="float">
            <text:p>0.67095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484397" calcext:value-type="float">
            <text:p>0.484397</text:p>
          </table:table-cell>
          <table:table-cell office:value-type="float" office:value="0.696198" calcext:value-type="float">
            <text:p>0.69619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6" calcext:value-type="float">
            <text:p>0.7007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78136" calcext:value-type="float">
            <text:p>0.6781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518876" calcext:value-type="float">
            <text:p>0.518876</text:p>
          </table:table-cell>
          <table:table-cell office:value-type="float" office:value="0.690975" calcext:value-type="float">
            <text:p>0.690975</text:p>
          </table:table-cell>
          <table:table-cell office:value-type="float" office:value="0.699769" calcext:value-type="float">
            <text:p>0.69976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86" calcext:value-type="float">
            <text:p>0.70086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681048" calcext:value-type="float">
            <text:p>0.68104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464463" calcext:value-type="float">
            <text:p>0.464463</text:p>
          </table:table-cell>
          <table:table-cell office:value-type="float" office:value="0.686347" calcext:value-type="float">
            <text:p>0.686347</text:p>
          </table:table-cell>
          <table:table-cell office:value-type="float" office:value="0.699868" calcext:value-type="float">
            <text:p>0.69986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24" calcext:value-type="float">
            <text:p>0.701124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7518" calcext:value-type="float">
            <text:p>0.675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528165" calcext:value-type="float">
            <text:p>0.528165</text:p>
          </table:table-cell>
          <table:table-cell office:value-type="float" office:value="0.692099" calcext:value-type="float">
            <text:p>0.69209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82099" calcext:value-type="float">
            <text:p>0.68209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400529" calcext:value-type="float">
            <text:p>0.400529</text:p>
          </table:table-cell>
          <table:table-cell office:value-type="float" office:value="0.68605" calcext:value-type="float">
            <text:p>0.6860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68731" calcext:value-type="float">
            <text:p>0.66873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469091" calcext:value-type="float">
            <text:p>0.469091</text:p>
          </table:table-cell>
          <table:table-cell office:value-type="float" office:value="0.692264" calcext:value-type="float">
            <text:p>0.692264</text:p>
          </table:table-cell>
          <table:table-cell office:value-type="float" office:value="0.699967" calcext:value-type="float">
            <text:p>0.69996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76182" calcext:value-type="float">
            <text:p>0.67618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413157" calcext:value-type="float">
            <text:p>0.413157</text:p>
          </table:table-cell>
          <table:table-cell office:value-type="float" office:value="0.693124" calcext:value-type="float">
            <text:p>0.693124</text:p>
          </table:table-cell>
          <table:table-cell office:value-type="float" office:value="0.699702" calcext:value-type="float">
            <text:p>0.69970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496" calcext:value-type="float">
            <text:p>0.700496</text:p>
          </table:table-cell>
          <table:table-cell office:value-type="float" office:value="0.706612" calcext:value-type="float">
            <text:p>0.706612</text:p>
          </table:table-cell>
          <table:table-cell office:value-type="float" office:value="0.670648" calcext:value-type="float">
            <text:p>0.67064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415736" calcext:value-type="float">
            <text:p>0.415736</text:p>
          </table:table-cell>
          <table:table-cell office:value-type="float" office:value="0.692496" calcext:value-type="float">
            <text:p>0.692496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455" calcext:value-type="float">
            <text:p>0.701455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70952" calcext:value-type="float">
            <text:p>0.6709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451074" calcext:value-type="float">
            <text:p>0.451074</text:p>
          </table:table-cell>
          <table:table-cell office:value-type="float" office:value="0.692826" calcext:value-type="float">
            <text:p>0.692826</text:p>
          </table:table-cell>
          <table:table-cell office:value-type="float" office:value="0.699901" calcext:value-type="float">
            <text:p>0.69990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289" calcext:value-type="float">
            <text:p>0.701289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674509" calcext:value-type="float">
            <text:p>0.67450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573554" calcext:value-type="float">
            <text:p>0.573554</text:p>
          </table:table-cell>
          <table:table-cell office:value-type="float" office:value="0.69805" calcext:value-type="float">
            <text:p>0.6980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05" calcext:value-type="float">
            <text:p>0.70205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87365" calcext:value-type="float">
            <text:p>0.68736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498612" calcext:value-type="float">
            <text:p>0.498612</text:p>
          </table:table-cell>
          <table:table-cell office:value-type="float" office:value="0.698909" calcext:value-type="float">
            <text:p>0.69890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86" calcext:value-type="float">
            <text:p>0.701686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79921" calcext:value-type="float">
            <text:p>0.67992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514281" calcext:value-type="float">
            <text:p>0.514281</text:p>
          </table:table-cell>
          <table:table-cell office:value-type="float" office:value="0.696264" calcext:value-type="float">
            <text:p>0.69626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851" calcext:value-type="float">
            <text:p>0.701851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8124" calcext:value-type="float">
            <text:p>0.681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494545" calcext:value-type="float">
            <text:p>0.494545</text:p>
          </table:table-cell>
          <table:table-cell office:value-type="float" office:value="0.693223" calcext:value-type="float">
            <text:p>0.69322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89" calcext:value-type="float">
            <text:p>0.701289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78906" calcext:value-type="float">
            <text:p>0.67890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571041" calcext:value-type="float">
            <text:p>0.571041</text:p>
          </table:table-cell>
          <table:table-cell office:value-type="float" office:value="0.699901" calcext:value-type="float">
            <text:p>0.69990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22" calcext:value-type="float">
            <text:p>0.701322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87226" calcext:value-type="float">
            <text:p>0.68722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28694" calcext:value-type="float">
            <text:p>0.528694</text:p>
          </table:table-cell>
          <table:table-cell office:value-type="float" office:value="0.697124" calcext:value-type="float">
            <text:p>0.69712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322" calcext:value-type="float">
            <text:p>0.701322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82714" calcext:value-type="float">
            <text:p>0.68271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546512" calcext:value-type="float">
            <text:p>0.546512</text:p>
          </table:table-cell>
          <table:table-cell office:value-type="float" office:value="0.698876" calcext:value-type="float">
            <text:p>0.6988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289" calcext:value-type="float">
            <text:p>0.701289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84668" calcext:value-type="float">
            <text:p>0.68466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551702" calcext:value-type="float">
            <text:p>0.551702</text:p>
          </table:table-cell>
          <table:table-cell office:value-type="float" office:value="0.697455" calcext:value-type="float">
            <text:p>0.69745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826" calcext:value-type="float">
            <text:p>0.700826</text:p>
          </table:table-cell>
          <table:table-cell office:value-type="float" office:value="0.712397" calcext:value-type="float">
            <text:p>0.712397</text:p>
          </table:table-cell>
          <table:table-cell office:value-type="float" office:value="0.684998" calcext:value-type="float">
            <text:p>0.68499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53481" calcext:value-type="float">
            <text:p>0.53481</text:p>
          </table:table-cell>
          <table:table-cell office:value-type="float" office:value="0.696066" calcext:value-type="float">
            <text:p>0.69606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752" calcext:value-type="float">
            <text:p>0.70175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3263" calcext:value-type="float">
            <text:p>0.68326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16364" calcext:value-type="float">
            <text:p>0.616364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62" calcext:value-type="float">
            <text:p>0.7016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1782" calcext:value-type="float">
            <text:p>0.69178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25058" calcext:value-type="float">
            <text:p>0.625058</text:p>
          </table:table-cell>
          <table:table-cell office:value-type="float" office:value="0.69924" calcext:value-type="float">
            <text:p>0.6992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21" calcext:value-type="float">
            <text:p>0.70142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2572" calcext:value-type="float">
            <text:p>0.69257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7355" calcext:value-type="float">
            <text:p>0.617355</text:p>
          </table:table-cell>
          <table:table-cell office:value-type="float" office:value="0.680463" calcext:value-type="float">
            <text:p>0.680463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55" calcext:value-type="float">
            <text:p>0.70145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8175" calcext:value-type="float">
            <text:p>0.69817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586446" calcext:value-type="float">
            <text:p>0.586446</text:p>
          </table:table-cell>
          <table:table-cell office:value-type="float" office:value="0.699736" calcext:value-type="float">
            <text:p>0.69973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1455" calcext:value-type="float">
            <text:p>0.70145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88764" calcext:value-type="float">
            <text:p>0.68876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54975" calcext:value-type="float">
            <text:p>0.65497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455" calcext:value-type="float">
            <text:p>0.70145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5643" calcext:value-type="float">
            <text:p>0.69564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4119" calcext:value-type="float">
            <text:p>0.6411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455" calcext:value-type="float">
            <text:p>0.70145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4264" calcext:value-type="float">
            <text:p>0.69426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66942" calcext:value-type="float">
            <text:p>0.366942</text:p>
          </table:table-cell>
          <table:table-cell office:value-type="float" office:value="0.657983" calcext:value-type="float">
            <text:p>0.6579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455" calcext:value-type="float">
            <text:p>0.70145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5944" calcext:value-type="float">
            <text:p>0.69594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69421" calcext:value-type="float">
            <text:p>0.469421</text:p>
          </table:table-cell>
          <table:table-cell office:value-type="float" office:value="0.669587" calcext:value-type="float">
            <text:p>0.66958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455" calcext:value-type="float">
            <text:p>0.70145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7104" calcext:value-type="float">
            <text:p>0.69710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44562" calcext:value-type="float">
            <text:p>0.64456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85" calcext:value-type="float">
            <text:p>0.701785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94635" calcext:value-type="float">
            <text:p>0.69463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41025" calcext:value-type="float">
            <text:p>0.64102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46" calcext:value-type="float">
            <text:p>0.70244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347" calcext:value-type="float">
            <text:p>0.69434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42149" calcext:value-type="float">
            <text:p>0.642149</text:p>
          </table:table-cell>
          <table:table-cell office:value-type="float" office:value="0.684727" calcext:value-type="float">
            <text:p>0.68472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719" calcext:value-type="float">
            <text:p>0.70171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8645" calcext:value-type="float">
            <text:p>0.6986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594579" calcext:value-type="float">
            <text:p>0.59457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45" calcext:value-type="float">
            <text:p>0.70264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722" calcext:value-type="float">
            <text:p>0.68972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7273" calcext:value-type="float">
            <text:p>0.527273</text:p>
          </table:table-cell>
          <table:table-cell office:value-type="float" office:value="0.669983" calcext:value-type="float">
            <text:p>0.6699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901" calcext:value-type="float">
            <text:p>0.70390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388" calcext:value-type="float">
            <text:p>0.69738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40496" calcext:value-type="float">
            <text:p>0.540496</text:p>
          </table:table-cell>
          <table:table-cell office:value-type="float" office:value="0.659306" calcext:value-type="float">
            <text:p>0.65930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228" calcext:value-type="float">
            <text:p>0.69622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53124" calcext:value-type="float">
            <text:p>0.6531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712" calcext:value-type="float">
            <text:p>0.69571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29421" calcext:value-type="float">
            <text:p>0.6294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83" calcext:value-type="float">
            <text:p>0.70198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14" calcext:value-type="float">
            <text:p>0.6931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62083" calcext:value-type="float">
            <text:p>0.6620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44" calcext:value-type="float">
            <text:p>0.6964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56793" calcext:value-type="float">
            <text:p>0.65679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911" calcext:value-type="float">
            <text:p>0.69591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92562" calcext:value-type="float">
            <text:p>0.592562</text:p>
          </table:table-cell>
          <table:table-cell office:value-type="float" office:value="0.685851" calcext:value-type="float">
            <text:p>0.68585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8817" calcext:value-type="float">
            <text:p>0.69881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15702" calcext:value-type="float">
            <text:p>0.615702</text:p>
          </table:table-cell>
          <table:table-cell office:value-type="float" office:value="0.693488" calcext:value-type="float">
            <text:p>0.69348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74" calcext:value-type="float">
            <text:p>0.70307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656" calcext:value-type="float">
            <text:p>0.69965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65514" calcext:value-type="float">
            <text:p>0.6551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812" calcext:value-type="float">
            <text:p>0.69581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658612" calcext:value-type="float">
            <text:p>0.65861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82" calcext:value-type="float">
            <text:p>0.70218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079" calcext:value-type="float">
            <text:p>0.69607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689983" calcext:value-type="float">
            <text:p>0.6899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74" calcext:value-type="float">
            <text:p>0.70317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316" calcext:value-type="float">
            <text:p>0.69931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651107" calcext:value-type="float">
            <text:p>0.6511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174" calcext:value-type="float">
            <text:p>0.70317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428" calcext:value-type="float">
            <text:p>0.69542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647306" calcext:value-type="float">
            <text:p>0.64730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215" calcext:value-type="float">
            <text:p>0.70221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952" calcext:value-type="float">
            <text:p>0.6949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28099" calcext:value-type="float">
            <text:p>0.328099</text:p>
          </table:table-cell>
          <table:table-cell office:value-type="float" office:value="0.658017" calcext:value-type="float">
            <text:p>0.65801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08" calcext:value-type="float">
            <text:p>0.70300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102" calcext:value-type="float">
            <text:p>0.69610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46281" calcext:value-type="float">
            <text:p>0.246281</text:p>
          </table:table-cell>
          <table:table-cell office:value-type="float" office:value="0.653587" calcext:value-type="float">
            <text:p>0.65358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08" calcext:value-type="float">
            <text:p>0.70300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66" calcext:value-type="float">
            <text:p>0.6956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614281" calcext:value-type="float">
            <text:p>0.6142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08" calcext:value-type="float">
            <text:p>0.70300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729" calcext:value-type="float">
            <text:p>0.69172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654711" calcext:value-type="float">
            <text:p>0.65471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673" calcext:value-type="float">
            <text:p>0.69567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59676" calcext:value-type="float">
            <text:p>0.5967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83" calcext:value-type="float">
            <text:p>0.70198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874" calcext:value-type="float">
            <text:p>0.68987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597091" calcext:value-type="float">
            <text:p>0.5970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83" calcext:value-type="float">
            <text:p>0.70198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907" calcext:value-type="float">
            <text:p>0.68990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651603" calcext:value-type="float">
            <text:p>0.65160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83" calcext:value-type="float">
            <text:p>0.70198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359" calcext:value-type="float">
            <text:p>0.69535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3686" calcext:value-type="float">
            <text:p>0.653686</text:p>
          </table:table-cell>
          <table:table-cell office:value-type="float" office:value="0.699669" calcext:value-type="float">
            <text:p>0.6996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537" calcext:value-type="float">
            <text:p>0.69553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00826" calcext:value-type="float">
            <text:p>0.600826</text:p>
          </table:table-cell>
          <table:table-cell office:value-type="float" office:value="0.68324" calcext:value-type="float">
            <text:p>0.683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8621" calcext:value-type="float">
            <text:p>0.69862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626876" calcext:value-type="float">
            <text:p>0.62687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306" calcext:value-type="float">
            <text:p>0.70330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018" calcext:value-type="float">
            <text:p>0.69301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96694" calcext:value-type="float">
            <text:p>0.596694</text:p>
          </table:table-cell>
          <table:table-cell office:value-type="float" office:value="0.670711" calcext:value-type="float">
            <text:p>0.670711</text:p>
          </table:table-cell>
          <table:table-cell office:value-type="float" office:value="0.699603" calcext:value-type="float">
            <text:p>0.69960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025" calcext:value-type="float">
            <text:p>0.70502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534" calcext:value-type="float">
            <text:p>0.69753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02479" calcext:value-type="float">
            <text:p>0.202479</text:p>
          </table:table-cell>
          <table:table-cell office:value-type="float" office:value="0.661752" calcext:value-type="float">
            <text:p>0.661752</text:p>
          </table:table-cell>
          <table:table-cell office:value-type="float" office:value="0.699603" calcext:value-type="float">
            <text:p>0.69960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355" calcext:value-type="float">
            <text:p>0.70535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671" calcext:value-type="float">
            <text:p>0.69667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616562" calcext:value-type="float">
            <text:p>0.61656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38" calcext:value-type="float">
            <text:p>0.7023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894" calcext:value-type="float">
            <text:p>0.69189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661322" calcext:value-type="float">
            <text:p>0.66132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149" calcext:value-type="float">
            <text:p>0.70214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347" calcext:value-type="float">
            <text:p>0.69634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63438" calcext:value-type="float">
            <text:p>0.6343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05" calcext:value-type="float">
            <text:p>0.7020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643" calcext:value-type="float">
            <text:p>0.69364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92562" calcext:value-type="float">
            <text:p>0.592562</text:p>
          </table:table-cell>
          <table:table-cell office:value-type="float" office:value="0.66962" calcext:value-type="float">
            <text:p>0.66962</text:p>
          </table:table-cell>
          <table:table-cell office:value-type="float" office:value="0.699901" calcext:value-type="float">
            <text:p>0.69990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033" calcext:value-type="float">
            <text:p>0.70403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355" calcext:value-type="float">
            <text:p>0.69735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627174" calcext:value-type="float">
            <text:p>0.627174</text:p>
          </table:table-cell>
          <table:table-cell office:value-type="float" office:value="0.699636" calcext:value-type="float">
            <text:p>0.69963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979" calcext:value-type="float">
            <text:p>0.69297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65289" calcext:value-type="float">
            <text:p>0.565289</text:p>
          </table:table-cell>
          <table:table-cell office:value-type="float" office:value="0.676826" calcext:value-type="float">
            <text:p>0.67682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612" calcext:value-type="float">
            <text:p>0.70261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944" calcext:value-type="float">
            <text:p>0.69794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82645" calcext:value-type="float">
            <text:p>0.482645</text:p>
          </table:table-cell>
          <table:table-cell office:value-type="float" office:value="0.678149" calcext:value-type="float">
            <text:p>0.67814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05" calcext:value-type="float">
            <text:p>0.7020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802" calcext:value-type="float">
            <text:p>0.698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59504" calcext:value-type="float">
            <text:p>0.659504</text:p>
          </table:table-cell>
          <table:table-cell office:value-type="float" office:value="0.688992" calcext:value-type="float">
            <text:p>0.68899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1983" calcext:value-type="float">
            <text:p>0.70198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098" calcext:value-type="float">
            <text:p>0.6990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61157" calcext:value-type="float">
            <text:p>0.461157</text:p>
          </table:table-cell>
          <table:table-cell office:value-type="float" office:value="0.675207" calcext:value-type="float">
            <text:p>0.67520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298" calcext:value-type="float">
            <text:p>0.70429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95" calcext:value-type="float">
            <text:p>0.697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44628" calcext:value-type="float">
            <text:p>0.444628</text:p>
          </table:table-cell>
          <table:table-cell office:value-type="float" office:value="0.674711" calcext:value-type="float">
            <text:p>0.67471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298" calcext:value-type="float">
            <text:p>0.70429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901" calcext:value-type="float">
            <text:p>0.69790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65289" calcext:value-type="float">
            <text:p>0.665289</text:p>
          </table:table-cell>
          <table:table-cell office:value-type="float" office:value="0.689223" calcext:value-type="float">
            <text:p>0.68922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959" calcext:value-type="float">
            <text:p>0.70495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418" calcext:value-type="float">
            <text:p>0.69941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71074" calcext:value-type="float">
            <text:p>0.671074</text:p>
          </table:table-cell>
          <table:table-cell office:value-type="float" office:value="0.693091" calcext:value-type="float">
            <text:p>0.69309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289" calcext:value-type="float">
            <text:p>0.70528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838" calcext:value-type="float">
            <text:p>0.69983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90083" calcext:value-type="float">
            <text:p>0.590083</text:p>
          </table:table-cell>
          <table:table-cell office:value-type="float" office:value="0.686215" calcext:value-type="float">
            <text:p>0.68621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967" calcext:value-type="float">
            <text:p>0.70396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018" calcext:value-type="float">
            <text:p>0.69901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83471" calcext:value-type="float">
            <text:p>0.583471</text:p>
          </table:table-cell>
          <table:table-cell office:value-type="float" office:value="0.686149" calcext:value-type="float">
            <text:p>0.68614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193" calcext:value-type="float">
            <text:p>0.69919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614149" calcext:value-type="float">
            <text:p>0.61414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628" calcext:value-type="float">
            <text:p>0.70462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878" calcext:value-type="float">
            <text:p>0.6918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629455" calcext:value-type="float">
            <text:p>0.6294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628" calcext:value-type="float">
            <text:p>0.70462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408" calcext:value-type="float">
            <text:p>0.6934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612926" calcext:value-type="float">
            <text:p>0.61292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4496" calcext:value-type="float">
            <text:p>0.70449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742" calcext:value-type="float">
            <text:p>0.69174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65524" calcext:value-type="float">
            <text:p>0.655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843" calcext:value-type="float">
            <text:p>0.70284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808" calcext:value-type="float">
            <text:p>0.6958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632661" calcext:value-type="float">
            <text:p>0.63266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223" calcext:value-type="float">
            <text:p>0.70522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788" calcext:value-type="float">
            <text:p>0.69378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641983" calcext:value-type="float">
            <text:p>0.64198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0446" calcext:value-type="float">
            <text:p>0.71044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243" calcext:value-type="float">
            <text:p>0.69524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42545" calcext:value-type="float">
            <text:p>0.64254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9752" calcext:value-type="float">
            <text:p>0.70975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23" calcext:value-type="float">
            <text:p>0.6952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604992" calcext:value-type="float">
            <text:p>0.60499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9124" calcext:value-type="float">
            <text:p>0.70912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412" calcext:value-type="float">
            <text:p>0.6914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07438" calcext:value-type="float">
            <text:p>0.207438</text:p>
          </table:table-cell>
          <table:table-cell office:value-type="float" office:value="0.657455" calcext:value-type="float">
            <text:p>0.657455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9587" calcext:value-type="float">
            <text:p>0.70958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704" calcext:value-type="float">
            <text:p>0.69670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63636" calcext:value-type="float">
            <text:p>0.563636</text:p>
          </table:table-cell>
          <table:table-cell office:value-type="float" office:value="0.65514" calcext:value-type="float">
            <text:p>0.6551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0942" calcext:value-type="float">
            <text:p>0.71094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608" calcext:value-type="float">
            <text:p>0.69660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34711" calcext:value-type="float">
            <text:p>0.534711</text:p>
          </table:table-cell>
          <table:table-cell office:value-type="float" office:value="0.647802" calcext:value-type="float">
            <text:p>0.647802</text:p>
          </table:table-cell>
          <table:table-cell office:value-type="float" office:value="0.699835" calcext:value-type="float">
            <text:p>0.69983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479" calcext:value-type="float">
            <text:p>0.7104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812" calcext:value-type="float">
            <text:p>0.6958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581686" calcext:value-type="float">
            <text:p>0.581686</text:p>
          </table:table-cell>
          <table:table-cell office:value-type="float" office:value="0.696992" calcext:value-type="float">
            <text:p>0.69699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612" calcext:value-type="float">
            <text:p>0.71061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929" calcext:value-type="float">
            <text:p>0.68892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47934" calcext:value-type="float">
            <text:p>0.147934</text:p>
          </table:table-cell>
          <table:table-cell office:value-type="float" office:value="0.621686" calcext:value-type="float">
            <text:p>0.621686</text:p>
          </table:table-cell>
          <table:table-cell office:value-type="float" office:value="0.697289" calcext:value-type="float">
            <text:p>0.69728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9124" calcext:value-type="float">
            <text:p>0.70912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81" calcext:value-type="float">
            <text:p>0.6928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44628" calcext:value-type="float">
            <text:p>0.544628</text:p>
          </table:table-cell>
          <table:table-cell office:value-type="float" office:value="0.648893" calcext:value-type="float">
            <text:p>0.648893</text:p>
          </table:table-cell>
          <table:table-cell office:value-type="float" office:value="0.697488" calcext:value-type="float">
            <text:p>0.697488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579" calcext:value-type="float">
            <text:p>0.70657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296" calcext:value-type="float">
            <text:p>0.69529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18182" calcext:value-type="float">
            <text:p>0.518182</text:p>
          </table:table-cell>
          <table:table-cell office:value-type="float" office:value="0.646843" calcext:value-type="float">
            <text:p>0.646843</text:p>
          </table:table-cell>
          <table:table-cell office:value-type="float" office:value="0.697223" calcext:value-type="float">
            <text:p>0.697223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066" calcext:value-type="float">
            <text:p>0.70406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813" calcext:value-type="float">
            <text:p>0.69481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62043" calcext:value-type="float">
            <text:p>0.62043</text:p>
          </table:table-cell>
          <table:table-cell office:value-type="float" office:value="0.698182" calcext:value-type="float">
            <text:p>0.69818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225" calcext:value-type="float">
            <text:p>0.69222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7355" calcext:value-type="float">
            <text:p>0.617355</text:p>
          </table:table-cell>
          <table:table-cell office:value-type="float" office:value="0.668826" calcext:value-type="float">
            <text:p>0.668826</text:p>
          </table:table-cell>
          <table:table-cell office:value-type="float" office:value="0.698645" calcext:value-type="float">
            <text:p>0.69864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4793" calcext:value-type="float">
            <text:p>0.70479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226" calcext:value-type="float">
            <text:p>0.69722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589421" calcext:value-type="float">
            <text:p>0.589421</text:p>
          </table:table-cell>
          <table:table-cell office:value-type="float" office:value="0.697322" calcext:value-type="float">
            <text:p>0.69732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2314" calcext:value-type="float">
            <text:p>0.70231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906" calcext:value-type="float">
            <text:p>0.68890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586479" calcext:value-type="float">
            <text:p>0.586479</text:p>
          </table:table-cell>
          <table:table-cell office:value-type="float" office:value="0.698347" calcext:value-type="float">
            <text:p>0.698347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846" calcext:value-type="float">
            <text:p>0.68884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34711" calcext:value-type="float">
            <text:p>0.534711</text:p>
          </table:table-cell>
          <table:table-cell office:value-type="float" office:value="0.668529" calcext:value-type="float">
            <text:p>0.66852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15" calcext:value-type="float">
            <text:p>0.6971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619868" calcext:value-type="float">
            <text:p>0.619868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884" calcext:value-type="float">
            <text:p>0.70588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575" calcext:value-type="float">
            <text:p>0.69257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1157" calcext:value-type="float">
            <text:p>0.41157</text:p>
          </table:table-cell>
          <table:table-cell office:value-type="float" office:value="0.671636" calcext:value-type="float">
            <text:p>0.67163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901" calcext:value-type="float">
            <text:p>0.70390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554" calcext:value-type="float">
            <text:p>0.69755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7322" calcext:value-type="float">
            <text:p>0.65732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967" calcext:value-type="float">
            <text:p>0.70396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129" calcext:value-type="float">
            <text:p>0.6961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524066" calcext:value-type="float">
            <text:p>0.52406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2704" calcext:value-type="float">
            <text:p>0.68270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5243" calcext:value-type="float">
            <text:p>0.65243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967" calcext:value-type="float">
            <text:p>0.70396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64" calcext:value-type="float">
            <text:p>0.6956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634909" calcext:value-type="float">
            <text:p>0.634909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3074" calcext:value-type="float">
            <text:p>0.70307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798" calcext:value-type="float">
            <text:p>0.69379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65881" calcext:value-type="float">
            <text:p>0.6588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13" calcext:value-type="float">
            <text:p>0.70241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122" calcext:value-type="float">
            <text:p>0.69612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636364" calcext:value-type="float">
            <text:p>0.63636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2413" calcext:value-type="float">
            <text:p>0.70241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878" calcext:value-type="float">
            <text:p>0.69387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94215" calcext:value-type="float">
            <text:p>0.394215</text:p>
          </table:table-cell>
          <table:table-cell office:value-type="float" office:value="0.658942" calcext:value-type="float">
            <text:p>0.65894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595" calcext:value-type="float">
            <text:p>0.7059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489" calcext:value-type="float">
            <text:p>0.69648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2562" calcext:value-type="float">
            <text:p>0.62562</text:p>
          </table:table-cell>
          <table:table-cell office:value-type="float" office:value="0.689157" calcext:value-type="float">
            <text:p>0.689157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7537" calcext:value-type="float">
            <text:p>0.70753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669" calcext:value-type="float">
            <text:p>0.69966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82645" calcext:value-type="float">
            <text:p>0.582645</text:p>
          </table:table-cell>
          <table:table-cell office:value-type="float" office:value="0.686512" calcext:value-type="float">
            <text:p>0.686512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0116" calcext:value-type="float">
            <text:p>0.71011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663" calcext:value-type="float">
            <text:p>0.69966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63676" calcext:value-type="float">
            <text:p>0.63676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9025" calcext:value-type="float">
            <text:p>0.70902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579" calcext:value-type="float">
            <text:p>0.69457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47107" calcext:value-type="float">
            <text:p>0.147107</text:p>
          </table:table-cell>
          <table:table-cell office:value-type="float" office:value="0.633388" calcext:value-type="float">
            <text:p>0.633388</text:p>
          </table:table-cell>
          <table:table-cell office:value-type="float" office:value="0.699702" calcext:value-type="float">
            <text:p>0.69970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1901" calcext:value-type="float">
            <text:p>0.71190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499" calcext:value-type="float">
            <text:p>0.69449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47107" calcext:value-type="float">
            <text:p>0.547107</text:p>
          </table:table-cell>
          <table:table-cell office:value-type="float" office:value="0.66162" calcext:value-type="float">
            <text:p>0.66162</text:p>
          </table:table-cell>
          <table:table-cell office:value-type="float" office:value="0.696165" calcext:value-type="float">
            <text:p>0.69616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3388" calcext:value-type="float">
            <text:p>0.71338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117" calcext:value-type="float">
            <text:p>0.69711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405" calcext:value-type="float">
            <text:p>0.61405</text:p>
          </table:table-cell>
          <table:table-cell office:value-type="float" office:value="0.662678" calcext:value-type="float">
            <text:p>0.662678</text:p>
          </table:table-cell>
          <table:table-cell office:value-type="float" office:value="0.695769" calcext:value-type="float">
            <text:p>0.6957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8198" calcext:value-type="float">
            <text:p>0.70819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664" calcext:value-type="float">
            <text:p>0.69666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604595" calcext:value-type="float">
            <text:p>0.604595</text:p>
          </table:table-cell>
          <table:table-cell office:value-type="float" office:value="0.696165" calcext:value-type="float">
            <text:p>0.69616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2099" calcext:value-type="float">
            <text:p>0.71209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286" calcext:value-type="float">
            <text:p>0.69128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15769" calcext:value-type="float">
            <text:p>0.615769</text:p>
          </table:table-cell>
          <table:table-cell office:value-type="float" office:value="0.697025" calcext:value-type="float">
            <text:p>0.69702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2298" calcext:value-type="float">
            <text:p>0.71229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509" calcext:value-type="float">
            <text:p>0.69250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11967" calcext:value-type="float">
            <text:p>0.611967</text:p>
          </table:table-cell>
          <table:table-cell office:value-type="float" office:value="0.690446" calcext:value-type="float">
            <text:p>0.69044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1471" calcext:value-type="float">
            <text:p>0.71147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388" calcext:value-type="float">
            <text:p>0.69138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20661" calcext:value-type="float">
            <text:p>0.320661</text:p>
          </table:table-cell>
          <table:table-cell office:value-type="float" office:value="0.597421" calcext:value-type="float">
            <text:p>0.597421</text:p>
          </table:table-cell>
          <table:table-cell office:value-type="float" office:value="0.668694" calcext:value-type="float">
            <text:p>0.668694</text:p>
          </table:table-cell>
          <table:table-cell office:value-type="float" office:value="0.697421" calcext:value-type="float">
            <text:p>0.69742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9686" calcext:value-type="float">
            <text:p>0.70968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322" calcext:value-type="float">
            <text:p>0.68732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20661" calcext:value-type="float">
            <text:p>0.320661</text:p>
          </table:table-cell>
          <table:table-cell office:value-type="float" office:value="0.615372" calcext:value-type="float">
            <text:p>0.615372</text:p>
          </table:table-cell>
          <table:table-cell office:value-type="float" office:value="0.691074" calcext:value-type="float">
            <text:p>0.69107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9355" calcext:value-type="float">
            <text:p>0.70935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58" calcext:value-type="float">
            <text:p>0.6915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31405" calcext:value-type="float">
            <text:p>0.131405</text:p>
          </table:table-cell>
          <table:table-cell office:value-type="float" office:value="0.568463" calcext:value-type="float">
            <text:p>0.568463</text:p>
          </table:table-cell>
          <table:table-cell office:value-type="float" office:value="0.677884" calcext:value-type="float">
            <text:p>0.677884</text:p>
          </table:table-cell>
          <table:table-cell office:value-type="float" office:value="0.699967" calcext:value-type="float">
            <text:p>0.69996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8793" calcext:value-type="float">
            <text:p>0.70879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5511" calcext:value-type="float">
            <text:p>0.68551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8843" calcext:value-type="float">
            <text:p>0.08843</text:p>
          </table:table-cell>
          <table:table-cell office:value-type="float" office:value="0.578017" calcext:value-type="float">
            <text:p>0.578017</text:p>
          </table:table-cell>
          <table:table-cell office:value-type="float" office:value="0.692066" calcext:value-type="float">
            <text:p>0.69206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1339" calcext:value-type="float">
            <text:p>0.71133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142" calcext:value-type="float">
            <text:p>0.68814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2314" calcext:value-type="float">
            <text:p>0.52314</text:p>
          </table:table-cell>
          <table:table-cell office:value-type="float" office:value="0.623008" calcext:value-type="float">
            <text:p>0.623008</text:p>
          </table:table-cell>
          <table:table-cell office:value-type="float" office:value="0.694645" calcext:value-type="float">
            <text:p>0.69464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975" calcext:value-type="float">
            <text:p>0.71097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863" calcext:value-type="float">
            <text:p>0.69286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2314" calcext:value-type="float">
            <text:p>0.52314</text:p>
          </table:table-cell>
          <table:table-cell office:value-type="float" office:value="0.619736" calcext:value-type="float">
            <text:p>0.619736</text:p>
          </table:table-cell>
          <table:table-cell office:value-type="float" office:value="0.690116" calcext:value-type="float">
            <text:p>0.69011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9355" calcext:value-type="float">
            <text:p>0.70935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921" calcext:value-type="float">
            <text:p>0.69192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89256" calcext:value-type="float">
            <text:p>0.389256</text:p>
          </table:table-cell>
          <table:table-cell office:value-type="float" office:value="0.625752" calcext:value-type="float">
            <text:p>0.625752</text:p>
          </table:table-cell>
          <table:table-cell office:value-type="float" office:value="0.694876" calcext:value-type="float">
            <text:p>0.6948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3521" calcext:value-type="float">
            <text:p>0.71352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415" calcext:value-type="float">
            <text:p>0.6934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8595" calcext:value-type="float">
            <text:p>0.58595</text:p>
          </table:table-cell>
          <table:table-cell office:value-type="float" office:value="0.653124" calcext:value-type="float">
            <text:p>0.653124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11207" calcext:value-type="float">
            <text:p>0.71120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433" calcext:value-type="float">
            <text:p>0.6964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67769" calcext:value-type="float">
            <text:p>0.467769</text:p>
          </table:table-cell>
          <table:table-cell office:value-type="float" office:value="0.646545" calcext:value-type="float">
            <text:p>0.646545</text:p>
          </table:table-cell>
          <table:table-cell office:value-type="float" office:value="0.699471" calcext:value-type="float">
            <text:p>0.69947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8397" calcext:value-type="float">
            <text:p>0.70839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441" calcext:value-type="float">
            <text:p>0.69544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80992" calcext:value-type="float">
            <text:p>0.580992</text:p>
          </table:table-cell>
          <table:table-cell office:value-type="float" office:value="0.657521" calcext:value-type="float">
            <text:p>0.657521</text:p>
          </table:table-cell>
          <table:table-cell table:number-columns-repeated="8" office:value-type="float" office:value="0.7" calcext:value-type="float">
            <text:p>0.7</text:p>
          </table:table-cell>
          <table:table-cell office:value-type="float" office:value="0.707041" calcext:value-type="float">
            <text:p>0.70704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456" calcext:value-type="float">
            <text:p>0.69645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69421" calcext:value-type="float">
            <text:p>0.569421</text:p>
          </table:table-cell>
          <table:table-cell office:value-type="float" office:value="0.636562" calcext:value-type="float">
            <text:p>0.636562</text:p>
          </table:table-cell>
          <table:table-cell office:value-type="float" office:value="0.696826" calcext:value-type="float">
            <text:p>0.69682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6314" calcext:value-type="float">
            <text:p>0.70631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97" calcext:value-type="float">
            <text:p>0.6939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70248" calcext:value-type="float">
            <text:p>0.570248</text:p>
          </table:table-cell>
          <table:table-cell office:value-type="float" office:value="0.626876" calcext:value-type="float">
            <text:p>0.626876</text:p>
          </table:table-cell>
          <table:table-cell office:value-type="float" office:value="0.691769" calcext:value-type="float">
            <text:p>0.69176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0116" calcext:value-type="float">
            <text:p>0.71011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876" calcext:value-type="float">
            <text:p>0.69287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19008" calcext:value-type="float">
            <text:p>0.219008</text:p>
          </table:table-cell>
          <table:table-cell office:value-type="float" office:value="0.575471" calcext:value-type="float">
            <text:p>0.575471</text:p>
          </table:table-cell>
          <table:table-cell office:value-type="float" office:value="0.689058" calcext:value-type="float">
            <text:p>0.689058</text:p>
          </table:table-cell>
          <table:table-cell office:value-type="float" office:value="0.699802" calcext:value-type="float">
            <text:p>0.69980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9521" calcext:value-type="float">
            <text:p>0.70952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385" calcext:value-type="float">
            <text:p>0.68738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30579" calcext:value-type="float">
            <text:p>0.330579</text:p>
          </table:table-cell>
          <table:table-cell office:value-type="float" office:value="0.607339" calcext:value-type="float">
            <text:p>0.607339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97719" calcext:value-type="float">
            <text:p>0.69771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8264" calcext:value-type="float">
            <text:p>0.70826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878" calcext:value-type="float">
            <text:p>0.68987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4132" calcext:value-type="float">
            <text:p>0.504132</text:p>
          </table:table-cell>
          <table:table-cell office:value-type="float" office:value="0.629521" calcext:value-type="float">
            <text:p>0.629521</text:p>
          </table:table-cell>
          <table:table-cell office:value-type="float" office:value="0.687008" calcext:value-type="float">
            <text:p>0.687008</text:p>
          </table:table-cell>
          <table:table-cell office:value-type="float" office:value="0.69957" calcext:value-type="float">
            <text:p>0.6995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7339" calcext:value-type="float">
            <text:p>0.70733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344" calcext:value-type="float">
            <text:p>0.69234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28099" calcext:value-type="float">
            <text:p>0.228099</text:p>
          </table:table-cell>
          <table:table-cell office:value-type="float" office:value="0.640826" calcext:value-type="float">
            <text:p>0.640826</text:p>
          </table:table-cell>
          <table:table-cell office:value-type="float" office:value="0.697554" calcext:value-type="float">
            <text:p>0.69755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306" calcext:value-type="float">
            <text:p>0.70730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569" calcext:value-type="float">
            <text:p>0.69456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98347" calcext:value-type="float">
            <text:p>0.598347</text:p>
          </table:table-cell>
          <table:table-cell office:value-type="float" office:value="0.658017" calcext:value-type="float">
            <text:p>0.658017</text:p>
          </table:table-cell>
          <table:table-cell office:value-type="float" office:value="0.69676" calcext:value-type="float">
            <text:p>0.6967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7934" calcext:value-type="float">
            <text:p>0.70793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6271" calcext:value-type="float">
            <text:p>0.69627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603041" calcext:value-type="float">
            <text:p>0.603041</text:p>
          </table:table-cell>
          <table:table-cell office:value-type="float" office:value="0.696" calcext:value-type="float">
            <text:p>0.69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686" calcext:value-type="float">
            <text:p>0.70568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473" calcext:value-type="float">
            <text:p>0.69047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03306" calcext:value-type="float">
            <text:p>0.103306</text:p>
          </table:table-cell>
          <table:table-cell office:value-type="float" office:value="0.586545" calcext:value-type="float">
            <text:p>0.586545</text:p>
          </table:table-cell>
          <table:table-cell office:value-type="float" office:value="0.68962" calcext:value-type="float">
            <text:p>0.6896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9488" calcext:value-type="float">
            <text:p>0.70948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565" calcext:value-type="float">
            <text:p>0.68856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581752" calcext:value-type="float">
            <text:p>0.581752</text:p>
          </table:table-cell>
          <table:table-cell office:value-type="float" office:value="0.67924" calcext:value-type="float">
            <text:p>0.67924</text:p>
          </table:table-cell>
          <table:table-cell office:value-type="float" office:value="0.698446" calcext:value-type="float">
            <text:p>0.69844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114" calcext:value-type="float">
            <text:p>0.7111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058" calcext:value-type="float">
            <text:p>0.68705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.606413" calcext:value-type="float">
            <text:p>0.606413</text:p>
          </table:table-cell>
          <table:table-cell office:value-type="float" office:value="0.676628" calcext:value-type="float">
            <text:p>0.676628</text:p>
          </table:table-cell>
          <table:table-cell office:value-type="float" office:value="0.698678" calcext:value-type="float">
            <text:p>0.69867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4116" calcext:value-type="float">
            <text:p>0.71411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9583" calcext:value-type="float">
            <text:p>0.68958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71074" calcext:value-type="float">
            <text:p>0.371074</text:p>
          </table:table-cell>
          <table:table-cell office:value-type="float" office:value="0.590545" calcext:value-type="float">
            <text:p>0.590545</text:p>
          </table:table-cell>
          <table:table-cell office:value-type="float" office:value="0.659504" calcext:value-type="float">
            <text:p>0.659504</text:p>
          </table:table-cell>
          <table:table-cell office:value-type="float" office:value="0.687702" calcext:value-type="float">
            <text:p>0.687702</text:p>
          </table:table-cell>
          <table:table-cell office:value-type="float" office:value="0.699537" calcext:value-type="float">
            <text:p>0.69953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8826" calcext:value-type="float">
            <text:p>0.70882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4612" calcext:value-type="float">
            <text:p>0.68461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94215" calcext:value-type="float">
            <text:p>0.394215</text:p>
          </table:table-cell>
          <table:table-cell office:value-type="float" office:value="0.615769" calcext:value-type="float">
            <text:p>0.615769</text:p>
          </table:table-cell>
          <table:table-cell office:value-type="float" office:value="0.669719" calcext:value-type="float">
            <text:p>0.669719</text:p>
          </table:table-cell>
          <table:table-cell office:value-type="float" office:value="0.691471" calcext:value-type="float">
            <text:p>0.691471</text:p>
          </table:table-cell>
          <table:table-cell office:value-type="float" office:value="0.699769" calcext:value-type="float">
            <text:p>0.699769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919" calcext:value-type="float">
            <text:p>0.7091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592" calcext:value-type="float">
            <text:p>0.68859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10744" calcext:value-type="float">
            <text:p>0.210744</text:p>
          </table:table-cell>
          <table:table-cell office:value-type="float" office:value="0.599008" calcext:value-type="float">
            <text:p>0.599008</text:p>
          </table:table-cell>
          <table:table-cell office:value-type="float" office:value="0.672628" calcext:value-type="float">
            <text:p>0.672628</text:p>
          </table:table-cell>
          <table:table-cell office:value-type="float" office:value="0.694281" calcext:value-type="float">
            <text:p>0.69428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058" calcext:value-type="float">
            <text:p>0.70505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098" calcext:value-type="float">
            <text:p>0.6870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438" calcext:value-type="float">
            <text:p>0.407438</text:p>
          </table:table-cell>
          <table:table-cell office:value-type="float" office:value="0.58886" calcext:value-type="float">
            <text:p>0.58886</text:p>
          </table:table-cell>
          <table:table-cell office:value-type="float" office:value="0.669488" calcext:value-type="float">
            <text:p>0.669488</text:p>
          </table:table-cell>
          <table:table-cell office:value-type="float" office:value="0.694479" calcext:value-type="float">
            <text:p>0.69447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757" calcext:value-type="float">
            <text:p>0.7075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604" calcext:value-type="float">
            <text:p>0.6860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89256" calcext:value-type="float">
            <text:p>0.389256</text:p>
          </table:table-cell>
          <table:table-cell office:value-type="float" office:value="0.613157" calcext:value-type="float">
            <text:p>0.613157</text:p>
          </table:table-cell>
          <table:table-cell office:value-type="float" office:value="0.678446" calcext:value-type="float">
            <text:p>0.678446</text:p>
          </table:table-cell>
          <table:table-cell office:value-type="float" office:value="0.697884" calcext:value-type="float">
            <text:p>0.69788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3587" calcext:value-type="float">
            <text:p>0.71358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307" calcext:value-type="float">
            <text:p>0.69030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563273" calcext:value-type="float">
            <text:p>0.563273</text:p>
          </table:table-cell>
          <table:table-cell office:value-type="float" office:value="0.678116" calcext:value-type="float">
            <text:p>0.678116</text:p>
          </table:table-cell>
          <table:table-cell office:value-type="float" office:value="0.697983" calcext:value-type="float">
            <text:p>0.697983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7967" calcext:value-type="float">
            <text:p>0.70796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4734" calcext:value-type="float">
            <text:p>0.68473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73554" calcext:value-type="float">
            <text:p>0.573554</text:p>
          </table:table-cell>
          <table:table-cell office:value-type="float" office:value="0.644661" calcext:value-type="float">
            <text:p>0.644661</text:p>
          </table:table-cell>
          <table:table-cell office:value-type="float" office:value="0.688959" calcext:value-type="float">
            <text:p>0.688959</text:p>
          </table:table-cell>
          <table:table-cell office:value-type="float" office:value="0.699868" calcext:value-type="float">
            <text:p>0.69986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5686" calcext:value-type="float">
            <text:p>0.70568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917" calcext:value-type="float">
            <text:p>0.69391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.618612" calcext:value-type="float">
            <text:p>0.618612</text:p>
          </table:table-cell>
          <table:table-cell office:value-type="float" office:value="0.681058" calcext:value-type="float">
            <text:p>0.681058</text:p>
          </table:table-cell>
          <table:table-cell office:value-type="float" office:value="0.697554" calcext:value-type="float">
            <text:p>0.69755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9157" calcext:value-type="float">
            <text:p>0.70915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638" calcext:value-type="float">
            <text:p>0.69063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31405" calcext:value-type="float">
            <text:p>0.531405</text:p>
          </table:table-cell>
          <table:table-cell office:value-type="float" office:value="0.645719" calcext:value-type="float">
            <text:p>0.645719</text:p>
          </table:table-cell>
          <table:table-cell office:value-type="float" office:value="0.684992" calcext:value-type="float">
            <text:p>0.684992</text:p>
          </table:table-cell>
          <table:table-cell office:value-type="float" office:value="0.69924" calcext:value-type="float">
            <text:p>0.6992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1603" calcext:value-type="float">
            <text:p>0.71160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155" calcext:value-type="float">
            <text:p>0.694155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0.59686" calcext:value-type="float">
            <text:p>0.59686</text:p>
          </table:table-cell>
          <table:table-cell office:value-type="float" office:value="0.683967" calcext:value-type="float">
            <text:p>0.683967</text:p>
          </table:table-cell>
          <table:table-cell office:value-type="float" office:value="0.698612" calcext:value-type="float">
            <text:p>0.69861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0281" calcext:value-type="float">
            <text:p>0.71028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8972" calcext:value-type="float">
            <text:p>0.68897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619306" calcext:value-type="float">
            <text:p>0.619306</text:p>
          </table:table-cell>
          <table:table-cell office:value-type="float" office:value="0.683405" calcext:value-type="float">
            <text:p>0.683405</text:p>
          </table:table-cell>
          <table:table-cell office:value-type="float" office:value="0.697917" calcext:value-type="float">
            <text:p>0.69791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4347" calcext:value-type="float">
            <text:p>0.71434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498" calcext:value-type="float">
            <text:p>0.69149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94215" calcext:value-type="float">
            <text:p>0.394215</text:p>
          </table:table-cell>
          <table:table-cell office:value-type="float" office:value="0.64314" calcext:value-type="float">
            <text:p>0.64314</text:p>
          </table:table-cell>
          <table:table-cell office:value-type="float" office:value="0.689719" calcext:value-type="float">
            <text:p>0.689719</text:p>
          </table:table-cell>
          <table:table-cell office:value-type="float" office:value="0.699702" calcext:value-type="float">
            <text:p>0.69970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514" calcext:value-type="float">
            <text:p>0.7151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77" calcext:value-type="float">
            <text:p>0.6947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598843" calcext:value-type="float">
            <text:p>0.598843</text:p>
          </table:table-cell>
          <table:table-cell office:value-type="float" office:value="0.689983" calcext:value-type="float">
            <text:p>0.689983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18083" calcext:value-type="float">
            <text:p>0.71808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674" calcext:value-type="float">
            <text:p>0.69067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94215" calcext:value-type="float">
            <text:p>0.394215</text:p>
          </table:table-cell>
          <table:table-cell office:value-type="float" office:value="0.633653" calcext:value-type="float">
            <text:p>0.633653</text:p>
          </table:table-cell>
          <table:table-cell office:value-type="float" office:value="0.692264" calcext:value-type="float">
            <text:p>0.692264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6992" calcext:value-type="float">
            <text:p>0.716992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291" calcext:value-type="float">
            <text:p>0.69429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19835" calcext:value-type="float">
            <text:p>0.219835</text:p>
          </table:table-cell>
          <table:table-cell office:value-type="float" office:value="0.611074" calcext:value-type="float">
            <text:p>0.611074</text:p>
          </table:table-cell>
          <table:table-cell office:value-type="float" office:value="0.69481" calcext:value-type="float">
            <text:p>0.6948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099" calcext:value-type="float">
            <text:p>0.700099</text:p>
          </table:table-cell>
          <table:table-cell office:value-type="float" office:value="0.721355" calcext:value-type="float">
            <text:p>0.72135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2734" calcext:value-type="float">
            <text:p>0.69273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595372" calcext:value-type="float">
            <text:p>0.595372</text:p>
          </table:table-cell>
          <table:table-cell office:value-type="float" office:value="0.688959" calcext:value-type="float">
            <text:p>0.68895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198" calcext:value-type="float">
            <text:p>0.700198</text:p>
          </table:table-cell>
          <table:table-cell office:value-type="float" office:value="0.719868" calcext:value-type="float">
            <text:p>0.71986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44" calcext:value-type="float">
            <text:p>0.6904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567041" calcext:value-type="float">
            <text:p>0.567041</text:p>
          </table:table-cell>
          <table:table-cell office:value-type="float" office:value="0.684694" calcext:value-type="float">
            <text:p>0.684694</text:p>
          </table:table-cell>
          <table:table-cell office:value-type="float" office:value="0.698248" calcext:value-type="float">
            <text:p>0.698248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091" calcext:value-type="float">
            <text:p>0.701091</text:p>
          </table:table-cell>
          <table:table-cell office:value-type="float" office:value="0.720727" calcext:value-type="float">
            <text:p>0.72072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18" calcext:value-type="float">
            <text:p>0.6871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05785" calcext:value-type="float">
            <text:p>0.50578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85124" calcext:value-type="float">
            <text:p>0.685124</text:p>
          </table:table-cell>
          <table:table-cell office:value-type="float" office:value="0.697884" calcext:value-type="float">
            <text:p>0.697884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119" calcext:value-type="float">
            <text:p>0.70119</text:p>
          </table:table-cell>
          <table:table-cell office:value-type="float" office:value="0.721289" calcext:value-type="float">
            <text:p>0.72128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949" calcext:value-type="float">
            <text:p>0.69494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625322" calcext:value-type="float">
            <text:p>0.625322</text:p>
          </table:table-cell>
          <table:table-cell office:value-type="float" office:value="0.689223" calcext:value-type="float">
            <text:p>0.689223</text:p>
          </table:table-cell>
          <table:table-cell office:value-type="float" office:value="0.698645" calcext:value-type="float">
            <text:p>0.698645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397" calcext:value-type="float">
            <text:p>0.700397</text:p>
          </table:table-cell>
          <table:table-cell office:value-type="float" office:value="0.720066" calcext:value-type="float">
            <text:p>0.72006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365" calcext:value-type="float">
            <text:p>0.69336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595868" calcext:value-type="float">
            <text:p>0.595868</text:p>
          </table:table-cell>
          <table:table-cell office:value-type="float" office:value="0.687207" calcext:value-type="float">
            <text:p>0.687207</text:p>
          </table:table-cell>
          <table:table-cell office:value-type="float" office:value="0.69881" calcext:value-type="float">
            <text:p>0.69881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364" calcext:value-type="float">
            <text:p>0.700364</text:p>
          </table:table-cell>
          <table:table-cell office:value-type="float" office:value="0.720628" calcext:value-type="float">
            <text:p>0.720628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0288" calcext:value-type="float">
            <text:p>0.69028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0.609058" calcext:value-type="float">
            <text:p>0.609058</text:p>
          </table:table-cell>
          <table:table-cell office:value-type="float" office:value="0.69124" calcext:value-type="float">
            <text:p>0.69124</text:p>
          </table:table-cell>
          <table:table-cell office:value-type="float" office:value="0.699967" calcext:value-type="float">
            <text:p>0.699967</text:p>
          </table:table-cell>
          <table:table-cell table:number-columns-repeated="5" office:value-type="float" office:value="0.7" calcext:value-type="float">
            <text:p>0.7</text:p>
          </table:table-cell>
          <table:table-cell office:value-type="float" office:value="0.700198" calcext:value-type="float">
            <text:p>0.700198</text:p>
          </table:table-cell>
          <table:table-cell office:value-type="float" office:value="0.719306" calcext:value-type="float">
            <text:p>0.71930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1977" calcext:value-type="float">
            <text:p>0.69197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640793" calcext:value-type="float">
            <text:p>0.640793</text:p>
          </table:table-cell>
          <table:table-cell office:value-type="float" office:value="0.696264" calcext:value-type="float">
            <text:p>0.696264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884" calcext:value-type="float">
            <text:p>0.701884</text:p>
          </table:table-cell>
          <table:table-cell office:value-type="float" office:value="0.718876" calcext:value-type="float">
            <text:p>0.71887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782" calcext:value-type="float">
            <text:p>0.69578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623438" calcext:value-type="float">
            <text:p>0.623438</text:p>
          </table:table-cell>
          <table:table-cell office:value-type="float" office:value="0.695967" calcext:value-type="float">
            <text:p>0.69596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281" calcext:value-type="float">
            <text:p>0.702281</text:p>
          </table:table-cell>
          <table:table-cell office:value-type="float" office:value="0.718975" calcext:value-type="float">
            <text:p>0.718975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4066" calcext:value-type="float">
            <text:p>0.69406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612066" calcext:value-type="float">
            <text:p>0.612066</text:p>
          </table:table-cell>
          <table:table-cell office:value-type="float" office:value="0.699471" calcext:value-type="float">
            <text:p>0.69947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289" calcext:value-type="float">
            <text:p>0.701289</text:p>
          </table:table-cell>
          <table:table-cell office:value-type="float" office:value="0.719471" calcext:value-type="float">
            <text:p>0.71947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23" calcext:value-type="float">
            <text:p>0.6932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65289" calcext:value-type="float">
            <text:p>0.365289</text:p>
          </table:table-cell>
          <table:table-cell office:value-type="float" office:value="0.650413" calcext:value-type="float">
            <text:p>0.650413</text:p>
          </table:table-cell>
          <table:table-cell office:value-type="float" office:value="0.698909" calcext:value-type="float">
            <text:p>0.698909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587" calcext:value-type="float">
            <text:p>0.701587</text:p>
          </table:table-cell>
          <table:table-cell office:value-type="float" office:value="0.720066" calcext:value-type="float">
            <text:p>0.72006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7098" calcext:value-type="float">
            <text:p>0.69709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39669" calcext:value-type="float">
            <text:p>0.439669</text:p>
          </table:table-cell>
          <table:table-cell office:value-type="float" office:value="0.662579" calcext:value-type="float">
            <text:p>0.662579</text:p>
          </table:table-cell>
          <table:table-cell office:value-type="float" office:value="0.698347" calcext:value-type="float">
            <text:p>0.698347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099" calcext:value-type="float">
            <text:p>0.700099</text:p>
          </table:table-cell>
          <table:table-cell office:value-type="float" office:value="0.720397" calcext:value-type="float">
            <text:p>0.72039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8142" calcext:value-type="float">
            <text:p>0.69814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19008" calcext:value-type="float">
            <text:p>0.619008</text:p>
          </table:table-cell>
          <table:table-cell office:value-type="float" office:value="0.676231" calcext:value-type="float">
            <text:p>0.676231</text:p>
          </table:table-cell>
          <table:table-cell office:value-type="float" office:value="0.699306" calcext:value-type="float">
            <text:p>0.699306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724099" calcext:value-type="float">
            <text:p>0.72409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700165" calcext:value-type="float">
            <text:p>0.70016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632033" calcext:value-type="float">
            <text:p>0.632033</text:p>
          </table:table-cell>
          <table:table-cell office:value-type="float" office:value="0.69838" calcext:value-type="float">
            <text:p>0.69838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124" calcext:value-type="float">
            <text:p>0.701124</text:p>
          </table:table-cell>
          <table:table-cell office:value-type="float" office:value="0.723306" calcext:value-type="float">
            <text:p>0.723306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484" calcext:value-type="float">
            <text:p>0.69548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17355" calcext:value-type="float">
            <text:p>0.617355</text:p>
          </table:table-cell>
          <table:table-cell office:value-type="float" office:value="0.676165" calcext:value-type="float">
            <text:p>0.676165</text:p>
          </table:table-cell>
          <table:table-cell office:value-type="float" office:value="0.699471" calcext:value-type="float">
            <text:p>0.699471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231" calcext:value-type="float">
            <text:p>0.700231</text:p>
          </table:table-cell>
          <table:table-cell office:value-type="float" office:value="0.721917" calcext:value-type="float">
            <text:p>0.72191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779" calcext:value-type="float">
            <text:p>0.69977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63157" calcext:value-type="float">
            <text:p>0.63157</text:p>
          </table:table-cell>
          <table:table-cell office:value-type="float" office:value="0.699702" calcext:value-type="float">
            <text:p>0.699702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1289" calcext:value-type="float">
            <text:p>0.701289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722" calcext:value-type="float">
            <text:p>0.69572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634248" calcext:value-type="float">
            <text:p>0.634248</text:p>
          </table:table-cell>
          <table:table-cell office:value-type="float" office:value="0.699835" calcext:value-type="float">
            <text:p>0.699835</text:p>
          </table:table-cell>
          <table:table-cell table:number-columns-repeated="6" office:value-type="float" office:value="0.7" calcext:value-type="float">
            <text:p>0.7</text:p>
          </table:table-cell>
          <table:table-cell office:value-type="float" office:value="0.700364" calcext:value-type="float">
            <text:p>0.700364</text:p>
          </table:table-cell>
          <table:table-cell office:value-type="float" office:value="0.723537" calcext:value-type="float">
            <text:p>0.723537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5798" calcext:value-type="float">
            <text:p>0.69579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559835" calcext:value-type="float">
            <text:p>0.559835</text:p>
          </table:table-cell>
          <table:table-cell office:value-type="float" office:value="0.69395" calcext:value-type="float">
            <text:p>0.69395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17653" calcext:value-type="float">
            <text:p>0.71765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87144" calcext:value-type="float">
            <text:p>0.68714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618248" calcext:value-type="float">
            <text:p>0.618248</text:p>
          </table:table-cell>
          <table:table-cell office:value-type="float" office:value="0.698446" calcext:value-type="float">
            <text:p>0.698446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20694" calcext:value-type="float">
            <text:p>0.720694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3739" calcext:value-type="float">
            <text:p>0.69373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47934" calcext:value-type="float">
            <text:p>0.247934</text:p>
          </table:table-cell>
          <table:table-cell office:value-type="float" office:value="0.663802" calcext:value-type="float">
            <text:p>0.663802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5686" calcext:value-type="float">
            <text:p>0.705686</text:p>
          </table:table-cell>
          <table:table-cell office:value-type="float" office:value="0.724529" calcext:value-type="float">
            <text:p>0.724529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402" calcext:value-type="float">
            <text:p>0.69940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66119" calcext:value-type="float">
            <text:p>0.66119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3736" calcext:value-type="float">
            <text:p>0.703736</text:p>
          </table:table-cell>
          <table:table-cell office:value-type="float" office:value="0.724331" calcext:value-type="float">
            <text:p>0.724331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8926" calcext:value-type="float">
            <text:p>0.69892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07438" calcext:value-type="float">
            <text:p>0.607438</text:p>
          </table:table-cell>
          <table:table-cell office:value-type="float" office:value="0.672231" calcext:value-type="float">
            <text:p>0.672231</text:p>
          </table:table-cell>
          <table:table-cell table:number-columns-repeated="7" office:value-type="float" office:value="0.7" calcext:value-type="float">
            <text:p>0.7</text:p>
          </table:table-cell>
          <table:table-cell office:value-type="float" office:value="0.700926" calcext:value-type="float">
            <text:p>0.700926</text:p>
          </table:table-cell>
          <table:table-cell office:value-type="float" office:value="0.722413" calcext:value-type="float">
            <text:p>0.722413</text:p>
          </table:table-cell>
          <table:table-cell office:value-type="float" office:value="0.724793" calcext:value-type="float">
            <text:p>0.724793</text:p>
          </table:table-cell>
          <table:table-cell office:value-type="float" office:value="0.699557" calcext:value-type="float">
            <text:p>0.6995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2T13:33:26.853805833</dc:date>
    <meta:editing-duration>PT2M18S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accuracy.A2:accuracy.A201 accuracy.C1:accuracy.N201" chart:data-source-has-labels="both" svg:x="1.427cm" svg:y="0.251cm" svg:width="17.532cm" svg:height="11.118cm">
          <chart:coordinate-region svg:x="2.178cm" svg:y="0.452cm" svg:width="16.781cm" svg:height="9.9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035934">
                <text:p>0.035934</text:p>
                <draw:g>
                  <svg:desc>accuracy.C2:accuracy.C201</svg:desc>
                </draw:g>
              </table:table-cell>
              <table:table-cell office:value-type="float" office:value="0.039008">
                <text:p>0.039008</text:p>
                <draw:g>
                  <svg:desc>accuracy.D2:accuracy.D201</svg:desc>
                </draw:g>
              </table:table-cell>
              <table:table-cell office:value-type="float" office:value="0.040231">
                <text:p>0.040231</text:p>
                <draw:g>
                  <svg:desc>accuracy.E2:accuracy.E201</svg:desc>
                </draw:g>
              </table:table-cell>
              <table:table-cell office:value-type="float" office:value="0.062645">
                <text:p>0.062645</text:p>
                <draw:g>
                  <svg:desc>accuracy.F2:accuracy.F201</svg:desc>
                </draw:g>
              </table:table-cell>
              <table:table-cell office:value-type="float" office:value="0.137851">
                <text:p>0.137851</text:p>
                <draw:g>
                  <svg:desc>accuracy.G2:accuracy.G201</svg:desc>
                </draw:g>
              </table:table-cell>
              <table:table-cell office:value-type="float" office:value="0.209587">
                <text:p>0.209587</text:p>
                <draw:g>
                  <svg:desc>accuracy.H2:accuracy.H201</svg:desc>
                </draw:g>
              </table:table-cell>
              <table:table-cell office:value-type="float" office:value="0.225851">
                <text:p>0.225851</text:p>
                <draw:g>
                  <svg:desc>accuracy.I2:accuracy.I201</svg:desc>
                </draw:g>
              </table:table-cell>
              <table:table-cell office:value-type="float" office:value="0.34314">
                <text:p>0.34314</text:p>
                <draw:g>
                  <svg:desc>accuracy.J2:accuracy.J201</svg:desc>
                </draw:g>
              </table:table-cell>
              <table:table-cell office:value-type="float" office:value="0.576264">
                <text:p>0.576264</text:p>
                <draw:g>
                  <svg:desc>accuracy.K2:accuracy.K201</svg:desc>
                </draw:g>
              </table:table-cell>
              <table:table-cell office:value-type="float" office:value="0.696893">
                <text:p>0.696893</text:p>
                <draw:g>
                  <svg:desc>accuracy.L2:accuracy.L201</svg:desc>
                </draw:g>
              </table:table-cell>
              <table:table-cell office:value-type="float" office:value="0.7">
                <text:p>0.7</text:p>
                <draw:g>
                  <svg:desc>accuracy.M2:accuracy.M201</svg:desc>
                </draw:g>
              </table:table-cell>
              <table:table-cell office:value-type="float" office:value="0.23674">
                <text:p>0.23674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9702">
                <text:p>0.019702</text:p>
              </table:table-cell>
              <table:table-cell office:value-type="float" office:value="0.065653">
                <text:p>0.065653</text:p>
              </table:table-cell>
              <table:table-cell office:value-type="float" office:value="0.189851">
                <text:p>0.189851</text:p>
              </table:table-cell>
              <table:table-cell office:value-type="float" office:value="0.223901">
                <text:p>0.223901</text:p>
              </table:table-cell>
              <table:table-cell office:value-type="float" office:value="0.317587">
                <text:p>0.317587</text:p>
              </table:table-cell>
              <table:table-cell office:value-type="float" office:value="0.451306">
                <text:p>0.451306</text:p>
              </table:table-cell>
              <table:table-cell office:value-type="float" office:value="0.576628">
                <text:p>0.576628</text:p>
              </table:table-cell>
              <table:table-cell office:value-type="float" office:value="0.666116">
                <text:p>0.666116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391005">
                <text:p>0.3910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0463">
                <text:p>0.040463</text:p>
              </table:table-cell>
              <table:table-cell office:value-type="float" office:value="0.225686">
                <text:p>0.225686</text:p>
              </table:table-cell>
              <table:table-cell office:value-type="float" office:value="0.35643">
                <text:p>0.35643</text:p>
              </table:table-cell>
              <table:table-cell office:value-type="float" office:value="0.469157">
                <text:p>0.469157</text:p>
              </table:table-cell>
              <table:table-cell office:value-type="float" office:value="0.573488">
                <text:p>0.573488</text:p>
              </table:table-cell>
              <table:table-cell office:value-type="float" office:value="0.644">
                <text:p>0.644</text:p>
              </table:table-cell>
              <table:table-cell office:value-type="float" office:value="0.682645">
                <text:p>0.682645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09144">
                <text:p>0.5091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8248">
                <text:p>0.078248</text:p>
              </table:table-cell>
              <table:table-cell office:value-type="float" office:value="0.28205">
                <text:p>0.28205</text:p>
              </table:table-cell>
              <table:table-cell office:value-type="float" office:value="0.456727">
                <text:p>0.456727</text:p>
              </table:table-cell>
              <table:table-cell office:value-type="float" office:value="0.580628">
                <text:p>0.580628</text:p>
              </table:table-cell>
              <table:table-cell office:value-type="float" office:value="0.638512">
                <text:p>0.638512</text:p>
              </table:table-cell>
              <table:table-cell office:value-type="float" office:value="0.672992">
                <text:p>0.672992</text:p>
              </table:table-cell>
              <table:table-cell office:value-type="float" office:value="0.691835">
                <text:p>0.691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50099">
                <text:p>0.5500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4017">
                <text:p>0.114017</text:p>
              </table:table-cell>
              <table:table-cell office:value-type="float" office:value="0.390413">
                <text:p>0.390413</text:p>
              </table:table-cell>
              <table:table-cell office:value-type="float" office:value="0.553719">
                <text:p>0.553719</text:p>
              </table:table-cell>
              <table:table-cell office:value-type="float" office:value="0.627504">
                <text:p>0.627504</text:p>
              </table:table-cell>
              <table:table-cell office:value-type="float" office:value="0.667504">
                <text:p>0.667504</text:p>
              </table:table-cell>
              <table:table-cell office:value-type="float" office:value="0.688033">
                <text:p>0.688033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84096">
                <text:p>0.5840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7223">
                <text:p>0.157223</text:p>
              </table:table-cell>
              <table:table-cell office:value-type="float" office:value="0.444463">
                <text:p>0.444463</text:p>
              </table:table-cell>
              <table:table-cell office:value-type="float" office:value="0.573554">
                <text:p>0.573554</text:p>
              </table:table-cell>
              <table:table-cell office:value-type="float" office:value="0.652661">
                <text:p>0.652661</text:p>
              </table:table-cell>
              <table:table-cell office:value-type="float" office:value="0.683372">
                <text:p>0.683372</text:p>
              </table:table-cell>
              <table:table-cell office:value-type="float" office:value="0.697983">
                <text:p>0.697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00926">
                <text:p>0.6009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1914">
                <text:p>0.11914</text:p>
              </table:table-cell>
              <table:table-cell office:value-type="float" office:value="0.426182">
                <text:p>0.426182</text:p>
              </table:table-cell>
              <table:table-cell office:value-type="float" office:value="0.588397">
                <text:p>0.588397</text:p>
              </table:table-cell>
              <table:table-cell office:value-type="float" office:value="0.654942">
                <text:p>0.654942</text:p>
              </table:table-cell>
              <table:table-cell office:value-type="float" office:value="0.688397">
                <text:p>0.688397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97653">
                <text:p>0.5976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87901">
                <text:p>0.187901</text:p>
              </table:table-cell>
              <table:table-cell office:value-type="float" office:value="0.554876">
                <text:p>0.554876</text:p>
              </table:table-cell>
              <table:table-cell office:value-type="float" office:value="0.650215">
                <text:p>0.650215</text:p>
              </table:table-cell>
              <table:table-cell office:value-type="float" office:value="0.691306">
                <text:p>0.691306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28423">
                <text:p>0.6284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6595">
                <text:p>0.376595</text:p>
              </table:table-cell>
              <table:table-cell office:value-type="float" office:value="0.633388">
                <text:p>0.633388</text:p>
              </table:table-cell>
              <table:table-cell office:value-type="float" office:value="0.682942">
                <text:p>0.682942</text:p>
              </table:table-cell>
              <table:table-cell office:value-type="float" office:value="0.697917">
                <text:p>0.697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59084">
                <text:p>0.6590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0681">
                <text:p>0.30681</text:p>
              </table:table-cell>
              <table:table-cell office:value-type="float" office:value="0.653091">
                <text:p>0.653091</text:p>
              </table:table-cell>
              <table:table-cell office:value-type="float" office:value="0.685091">
                <text:p>0.685091</text:p>
              </table:table-cell>
              <table:table-cell office:value-type="float" office:value="0.697851">
                <text:p>0.697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2479">
                <text:p>0.702479</text:p>
              </table:table-cell>
              <table:table-cell office:value-type="float" office:value="0.654301">
                <text:p>0.6543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20727">
                <text:p>0.320727</text:p>
              </table:table-cell>
              <table:table-cell office:value-type="float" office:value="0.64681">
                <text:p>0.64681</text:p>
              </table:table-cell>
              <table:table-cell office:value-type="float" office:value="0.686744">
                <text:p>0.686744</text:p>
              </table:table-cell>
              <table:table-cell office:value-type="float" office:value="0.698116">
                <text:p>0.698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9">
                <text:p>0.700099</text:p>
              </table:table-cell>
              <table:table-cell office:value-type="float" office:value="0.702479">
                <text:p>0.702479</text:p>
              </table:table-cell>
              <table:table-cell office:value-type="float" office:value="0.65525">
                <text:p>0.655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7388">
                <text:p>0.277388</text:p>
              </table:table-cell>
              <table:table-cell office:value-type="float" office:value="0.641851">
                <text:p>0.641851</text:p>
              </table:table-cell>
              <table:table-cell office:value-type="float" office:value="0.689488">
                <text:p>0.689488</text:p>
              </table:table-cell>
              <table:table-cell office:value-type="float" office:value="0.69924">
                <text:p>0.699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98">
                <text:p>0.700198</text:p>
              </table:table-cell>
              <table:table-cell office:value-type="float" office:value="0.702479">
                <text:p>0.702479</text:p>
              </table:table-cell>
              <table:table-cell office:value-type="float" office:value="0.650817">
                <text:p>0.6508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7286">
                <text:p>0.37286</text:p>
              </table:table-cell>
              <table:table-cell office:value-type="float" office:value="0.655372">
                <text:p>0.655372</text:p>
              </table:table-cell>
              <table:table-cell office:value-type="float" office:value="0.695603">
                <text:p>0.695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64">
                <text:p>0.700364</text:p>
              </table:table-cell>
              <table:table-cell office:value-type="float" office:value="0.703306">
                <text:p>0.703306</text:p>
              </table:table-cell>
              <table:table-cell office:value-type="float" office:value="0.66242">
                <text:p>0.662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1243">
                <text:p>0.41243</text:p>
              </table:table-cell>
              <table:table-cell office:value-type="float" office:value="0.672231">
                <text:p>0.672231</text:p>
              </table:table-cell>
              <table:table-cell office:value-type="float" office:value="0.696727">
                <text:p>0.69672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93">
                <text:p>0.700793</text:p>
              </table:table-cell>
              <table:table-cell office:value-type="float" office:value="0.703306">
                <text:p>0.703306</text:p>
              </table:table-cell>
              <table:table-cell office:value-type="float" office:value="0.668218">
                <text:p>0.6682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6876">
                <text:p>0.306876</text:p>
              </table:table-cell>
              <table:table-cell office:value-type="float" office:value="0.669256">
                <text:p>0.669256</text:p>
              </table:table-cell>
              <table:table-cell office:value-type="float" office:value="0.696331">
                <text:p>0.6963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27">
                <text:p>0.700727</text:p>
              </table:table-cell>
              <table:table-cell office:value-type="float" office:value="0.703306">
                <text:p>0.703306</text:p>
              </table:table-cell>
              <table:table-cell office:value-type="float" office:value="0.657319">
                <text:p>0.6573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47074">
                <text:p>0.447074</text:p>
              </table:table-cell>
              <table:table-cell office:value-type="float" office:value="0.687306">
                <text:p>0.687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8">
                <text:p>0.700628</text:p>
              </table:table-cell>
              <table:table-cell office:value-type="float" office:value="0.703306">
                <text:p>0.703306</text:p>
              </table:table-cell>
              <table:table-cell office:value-type="float" office:value="0.673501">
                <text:p>0.673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2076">
                <text:p>0.42076</text:p>
              </table:table-cell>
              <table:table-cell office:value-type="float" office:value="0.69276">
                <text:p>0.69276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29">
                <text:p>0.700529</text:p>
              </table:table-cell>
              <table:table-cell office:value-type="float" office:value="0.704959">
                <text:p>0.704959</text:p>
              </table:table-cell>
              <table:table-cell office:value-type="float" office:value="0.671395">
                <text:p>0.6713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01983">
                <text:p>0.501983</text:p>
              </table:table-cell>
              <table:table-cell office:value-type="float" office:value="0.686182">
                <text:p>0.686182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91">
                <text:p>0.701091</text:p>
              </table:table-cell>
              <table:table-cell office:value-type="float" office:value="0.704959">
                <text:p>0.704959</text:p>
              </table:table-cell>
              <table:table-cell office:value-type="float" office:value="0.678893">
                <text:p>0.6788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45719">
                <text:p>0.545719</text:p>
              </table:table-cell>
              <table:table-cell office:value-type="float" office:value="0.694612">
                <text:p>0.6946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93">
                <text:p>0.700793</text:p>
              </table:table-cell>
              <table:table-cell office:value-type="float" office:value="0.704959">
                <text:p>0.704959</text:p>
              </table:table-cell>
              <table:table-cell office:value-type="float" office:value="0.684112">
                <text:p>0.684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9901">
                <text:p>0.519901</text:p>
              </table:table-cell>
              <table:table-cell office:value-type="float" office:value="0.694215">
                <text:p>0.694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8">
                <text:p>0.700628</text:p>
              </table:table-cell>
              <table:table-cell office:value-type="float" office:value="0.704959">
                <text:p>0.704959</text:p>
              </table:table-cell>
              <table:table-cell office:value-type="float" office:value="0.681474">
                <text:p>0.6814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4215">
                <text:p>0.554215</text:p>
              </table:table-cell>
              <table:table-cell office:value-type="float" office:value="0.693785">
                <text:p>0.6937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97">
                <text:p>0.700397</text:p>
              </table:table-cell>
              <table:table-cell office:value-type="float" office:value="0.704959">
                <text:p>0.704959</text:p>
              </table:table-cell>
              <table:table-cell office:value-type="float" office:value="0.68484">
                <text:p>0.684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59174">
                <text:p>0.459174</text:p>
              </table:table-cell>
              <table:table-cell office:value-type="float" office:value="0.697091">
                <text:p>0.697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04959">
                <text:p>0.704959</text:p>
              </table:table-cell>
              <table:table-cell office:value-type="float" office:value="0.675709">
                <text:p>0.6757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19107">
                <text:p>0.519107</text:p>
              </table:table-cell>
              <table:table-cell office:value-type="float" office:value="0.694215">
                <text:p>0.694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05785">
                <text:p>0.705785</text:p>
              </table:table-cell>
              <table:table-cell office:value-type="float" office:value="0.681448">
                <text:p>0.6814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7038">
                <text:p>0.47038</text:p>
              </table:table-cell>
              <table:table-cell office:value-type="float" office:value="0.695967">
                <text:p>0.695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3">
                <text:p>0.70043</text:p>
              </table:table-cell>
              <table:table-cell office:value-type="float" office:value="0.705785">
                <text:p>0.705785</text:p>
              </table:table-cell>
              <table:table-cell office:value-type="float" office:value="0.676678">
                <text:p>0.6766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2681">
                <text:p>0.42681</text:p>
              </table:table-cell>
              <table:table-cell office:value-type="float" office:value="0.69676">
                <text:p>0.696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3">
                <text:p>0.70043</text:p>
              </table:table-cell>
              <table:table-cell office:value-type="float" office:value="0.705785">
                <text:p>0.705785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19339">
                <text:p>0.519339</text:p>
              </table:table-cell>
              <table:table-cell office:value-type="float" office:value="0.697785">
                <text:p>0.6977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63">
                <text:p>0.700463</text:p>
              </table:table-cell>
              <table:table-cell office:value-type="float" office:value="0.705785">
                <text:p>0.705785</text:p>
              </table:table-cell>
              <table:table-cell office:value-type="float" office:value="0.681759">
                <text:p>0.6817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85587">
                <text:p>0.485587</text:p>
              </table:table-cell>
              <table:table-cell office:value-type="float" office:value="0.696331">
                <text:p>0.6963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5785">
                <text:p>0.705785</text:p>
              </table:table-cell>
              <table:table-cell office:value-type="float" office:value="0.678241">
                <text:p>0.6782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49884">
                <text:p>0.549884</text:p>
              </table:table-cell>
              <table:table-cell office:value-type="float" office:value="0.69881">
                <text:p>0.698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63">
                <text:p>0.700463</text:p>
              </table:table-cell>
              <table:table-cell office:value-type="float" office:value="0.705785">
                <text:p>0.705785</text:p>
              </table:table-cell>
              <table:table-cell office:value-type="float" office:value="0.684916">
                <text:p>0.6849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9554">
                <text:p>0.589554</text:p>
              </table:table-cell>
              <table:table-cell office:value-type="float" office:value="0.698975">
                <text:p>0.698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63">
                <text:p>0.700463</text:p>
              </table:table-cell>
              <table:table-cell office:value-type="float" office:value="0.705785">
                <text:p>0.705785</text:p>
              </table:table-cell>
              <table:table-cell office:value-type="float" office:value="0.688899">
                <text:p>0.6888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17719">
                <text:p>0.517719</text:p>
              </table:table-cell>
              <table:table-cell office:value-type="float" office:value="0.69524">
                <text:p>0.69524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63">
                <text:p>0.700463</text:p>
              </table:table-cell>
              <table:table-cell office:value-type="float" office:value="0.705785">
                <text:p>0.705785</text:p>
              </table:table-cell>
              <table:table-cell office:value-type="float" office:value="0.681332">
                <text:p>0.6813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07636">
                <text:p>0.507636</text:p>
              </table:table-cell>
              <table:table-cell office:value-type="float" office:value="0.697322">
                <text:p>0.6973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62">
                <text:p>0.700562</text:p>
              </table:table-cell>
              <table:table-cell office:value-type="float" office:value="0.705785">
                <text:p>0.705785</text:p>
              </table:table-cell>
              <table:table-cell office:value-type="float" office:value="0.680552">
                <text:p>0.68055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21983">
                <text:p>0.521983</text:p>
              </table:table-cell>
              <table:table-cell office:value-type="float" office:value="0.697719">
                <text:p>0.697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94">
                <text:p>0.700694</text:p>
              </table:table-cell>
              <table:table-cell office:value-type="float" office:value="0.705785">
                <text:p>0.705785</text:p>
              </table:table-cell>
              <table:table-cell office:value-type="float" office:value="0.68204">
                <text:p>0.682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39835">
                <text:p>0.539835</text:p>
              </table:table-cell>
              <table:table-cell office:value-type="float" office:value="0.696793">
                <text:p>0.696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25">
                <text:p>0.701025</text:p>
              </table:table-cell>
              <table:table-cell office:value-type="float" office:value="0.705785">
                <text:p>0.705785</text:p>
              </table:table-cell>
              <table:table-cell office:value-type="float" office:value="0.683765">
                <text:p>0.6837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49322">
                <text:p>0.549322</text:p>
              </table:table-cell>
              <table:table-cell office:value-type="float" office:value="0.696364">
                <text:p>0.696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62">
                <text:p>0.700562</text:p>
              </table:table-cell>
              <table:table-cell office:value-type="float" office:value="0.705785">
                <text:p>0.705785</text:p>
              </table:table-cell>
              <table:table-cell office:value-type="float" office:value="0.684625">
                <text:p>0.6846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45355">
                <text:p>0.445355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27">
                <text:p>0.700727</text:p>
              </table:table-cell>
              <table:table-cell office:value-type="float" office:value="0.705785">
                <text:p>0.705785</text:p>
              </table:table-cell>
              <table:table-cell office:value-type="float" office:value="0.674344">
                <text:p>0.6743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13421">
                <text:p>0.413421</text:p>
              </table:table-cell>
              <table:table-cell office:value-type="float" office:value="0.695702">
                <text:p>0.695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63">
                <text:p>0.700463</text:p>
              </table:table-cell>
              <table:table-cell office:value-type="float" office:value="0.705785">
                <text:p>0.705785</text:p>
              </table:table-cell>
              <table:table-cell office:value-type="float" office:value="0.670959">
                <text:p>0.67095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84397">
                <text:p>0.484397</text:p>
              </table:table-cell>
              <table:table-cell office:value-type="float" office:value="0.696198">
                <text:p>0.696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6">
                <text:p>0.70076</text:p>
              </table:table-cell>
              <table:table-cell office:value-type="float" office:value="0.705785">
                <text:p>0.705785</text:p>
              </table:table-cell>
              <table:table-cell office:value-type="float" office:value="0.678136">
                <text:p>0.6781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18876">
                <text:p>0.518876</text:p>
              </table:table-cell>
              <table:table-cell office:value-type="float" office:value="0.690975">
                <text:p>0.690975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6">
                <text:p>0.70086</text:p>
              </table:table-cell>
              <table:table-cell office:value-type="float" office:value="0.705785">
                <text:p>0.705785</text:p>
              </table:table-cell>
              <table:table-cell office:value-type="float" office:value="0.681048">
                <text:p>0.68104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64463">
                <text:p>0.464463</text:p>
              </table:table-cell>
              <table:table-cell office:value-type="float" office:value="0.686347">
                <text:p>0.686347</text:p>
              </table:table-cell>
              <table:table-cell office:value-type="float" office:value="0.699868">
                <text:p>0.69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24">
                <text:p>0.701124</text:p>
              </table:table-cell>
              <table:table-cell office:value-type="float" office:value="0.706612">
                <text:p>0.706612</text:p>
              </table:table-cell>
              <table:table-cell office:value-type="float" office:value="0.67518">
                <text:p>0.675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28165">
                <text:p>0.528165</text:p>
              </table:table-cell>
              <table:table-cell office:value-type="float" office:value="0.692099">
                <text:p>0.69209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27">
                <text:p>0.700727</text:p>
              </table:table-cell>
              <table:table-cell office:value-type="float" office:value="0.706612">
                <text:p>0.706612</text:p>
              </table:table-cell>
              <table:table-cell office:value-type="float" office:value="0.682099">
                <text:p>0.6820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00529">
                <text:p>0.400529</text:p>
              </table:table-cell>
              <table:table-cell office:value-type="float" office:value="0.68605">
                <text:p>0.686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27">
                <text:p>0.700727</text:p>
              </table:table-cell>
              <table:table-cell office:value-type="float" office:value="0.706612">
                <text:p>0.706612</text:p>
              </table:table-cell>
              <table:table-cell office:value-type="float" office:value="0.668731">
                <text:p>0.6687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69091">
                <text:p>0.469091</text:p>
              </table:table-cell>
              <table:table-cell office:value-type="float" office:value="0.692264">
                <text:p>0.692264</text:p>
              </table:table-cell>
              <table:table-cell office:value-type="float" office:value="0.699967">
                <text:p>0.699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6612">
                <text:p>0.706612</text:p>
              </table:table-cell>
              <table:table-cell office:value-type="float" office:value="0.676182">
                <text:p>0.6761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13157">
                <text:p>0.413157</text:p>
              </table:table-cell>
              <table:table-cell office:value-type="float" office:value="0.693124">
                <text:p>0.693124</text:p>
              </table:table-cell>
              <table:table-cell office:value-type="float" office:value="0.699702">
                <text:p>0.699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6612">
                <text:p>0.706612</text:p>
              </table:table-cell>
              <table:table-cell office:value-type="float" office:value="0.670648">
                <text:p>0.6706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15736">
                <text:p>0.415736</text:p>
              </table:table-cell>
              <table:table-cell office:value-type="float" office:value="0.692496">
                <text:p>0.692496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55">
                <text:p>0.701455</text:p>
              </table:table-cell>
              <table:table-cell office:value-type="float" office:value="0.708264">
                <text:p>0.708264</text:p>
              </table:table-cell>
              <table:table-cell office:value-type="float" office:value="0.670952">
                <text:p>0.6709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51074">
                <text:p>0.451074</text:p>
              </table:table-cell>
              <table:table-cell office:value-type="float" office:value="0.692826">
                <text:p>0.692826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89">
                <text:p>0.701289</text:p>
              </table:table-cell>
              <table:table-cell office:value-type="float" office:value="0.708264">
                <text:p>0.708264</text:p>
              </table:table-cell>
              <table:table-cell office:value-type="float" office:value="0.674509">
                <text:p>0.6745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73554">
                <text:p>0.573554</text:p>
              </table:table-cell>
              <table:table-cell office:value-type="float" office:value="0.69805">
                <text:p>0.698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5">
                <text:p>0.70205</text:p>
              </table:table-cell>
              <table:table-cell office:value-type="float" office:value="0.712397">
                <text:p>0.712397</text:p>
              </table:table-cell>
              <table:table-cell office:value-type="float" office:value="0.687365">
                <text:p>0.687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98612">
                <text:p>0.498612</text:p>
              </table:table-cell>
              <table:table-cell office:value-type="float" office:value="0.698909">
                <text:p>0.698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86">
                <text:p>0.701686</text:p>
              </table:table-cell>
              <table:table-cell office:value-type="float" office:value="0.712397">
                <text:p>0.712397</text:p>
              </table:table-cell>
              <table:table-cell office:value-type="float" office:value="0.679921">
                <text:p>0.67992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14281">
                <text:p>0.514281</text:p>
              </table:table-cell>
              <table:table-cell office:value-type="float" office:value="0.696264">
                <text:p>0.696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51">
                <text:p>0.701851</text:p>
              </table:table-cell>
              <table:table-cell office:value-type="float" office:value="0.712397">
                <text:p>0.712397</text:p>
              </table:table-cell>
              <table:table-cell office:value-type="float" office:value="0.68124">
                <text:p>0.681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94545">
                <text:p>0.494545</text:p>
              </table:table-cell>
              <table:table-cell office:value-type="float" office:value="0.693223">
                <text:p>0.69322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89">
                <text:p>0.701289</text:p>
              </table:table-cell>
              <table:table-cell office:value-type="float" office:value="0.712397">
                <text:p>0.712397</text:p>
              </table:table-cell>
              <table:table-cell office:value-type="float" office:value="0.678906">
                <text:p>0.67890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71041">
                <text:p>0.571041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12397">
                <text:p>0.712397</text:p>
              </table:table-cell>
              <table:table-cell office:value-type="float" office:value="0.687226">
                <text:p>0.6872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28694">
                <text:p>0.528694</text:p>
              </table:table-cell>
              <table:table-cell office:value-type="float" office:value="0.697124">
                <text:p>0.697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12397">
                <text:p>0.712397</text:p>
              </table:table-cell>
              <table:table-cell office:value-type="float" office:value="0.682714">
                <text:p>0.68271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46512">
                <text:p>0.546512</text:p>
              </table:table-cell>
              <table:table-cell office:value-type="float" office:value="0.698876">
                <text:p>0.698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89">
                <text:p>0.701289</text:p>
              </table:table-cell>
              <table:table-cell office:value-type="float" office:value="0.712397">
                <text:p>0.712397</text:p>
              </table:table-cell>
              <table:table-cell office:value-type="float" office:value="0.684668">
                <text:p>0.68466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51702">
                <text:p>0.551702</text:p>
              </table:table-cell>
              <table:table-cell office:value-type="float" office:value="0.697455">
                <text:p>0.6974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12397">
                <text:p>0.712397</text:p>
              </table:table-cell>
              <table:table-cell office:value-type="float" office:value="0.684998">
                <text:p>0.6849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3481">
                <text:p>0.53481</text:p>
              </table:table-cell>
              <table:table-cell office:value-type="float" office:value="0.696066">
                <text:p>0.696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52">
                <text:p>0.701752</text:p>
              </table:table-cell>
              <table:table-cell office:value-type="float" office:value="0.718182">
                <text:p>0.718182</text:p>
              </table:table-cell>
              <table:table-cell office:value-type="float" office:value="0.683263">
                <text:p>0.68326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16364">
                <text:p>0.616364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2">
                <text:p>0.70162</text:p>
              </table:table-cell>
              <table:table-cell office:value-type="float" office:value="0.718182">
                <text:p>0.718182</text:p>
              </table:table-cell>
              <table:table-cell office:value-type="float" office:value="0.691782">
                <text:p>0.6917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25058">
                <text:p>0.625058</text:p>
              </table:table-cell>
              <table:table-cell office:value-type="float" office:value="0.69924">
                <text:p>0.699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21">
                <text:p>0.701421</text:p>
              </table:table-cell>
              <table:table-cell office:value-type="float" office:value="0.718182">
                <text:p>0.718182</text:p>
              </table:table-cell>
              <table:table-cell office:value-type="float" office:value="0.692572">
                <text:p>0.6925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80463">
                <text:p>0.680463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55">
                <text:p>0.70145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8175">
                <text:p>0.69817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86446">
                <text:p>0.586446</text:p>
              </table:table-cell>
              <table:table-cell office:value-type="float" office:value="0.699736">
                <text:p>0.699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55">
                <text:p>0.701455</text:p>
              </table:table-cell>
              <table:table-cell office:value-type="float" office:value="0.718182">
                <text:p>0.718182</text:p>
              </table:table-cell>
              <table:table-cell office:value-type="float" office:value="0.688764">
                <text:p>0.6887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54975">
                <text:p>0.654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55">
                <text:p>0.70145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5643">
                <text:p>0.6956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4119">
                <text:p>0.641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55">
                <text:p>0.70145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4264">
                <text:p>0.6942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57983">
                <text:p>0.657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55">
                <text:p>0.70145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5944">
                <text:p>0.6959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69587">
                <text:p>0.66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55">
                <text:p>0.70145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7104">
                <text:p>0.69710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44562">
                <text:p>0.6445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85">
                <text:p>0.701785</text:p>
              </table:table-cell>
              <table:table-cell office:value-type="float" office:value="0.718182">
                <text:p>0.718182</text:p>
              </table:table-cell>
              <table:table-cell office:value-type="float" office:value="0.694635">
                <text:p>0.69463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41025">
                <text:p>0.6410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46">
                <text:p>0.70244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347">
                <text:p>0.6943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84727">
                <text:p>0.68472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19">
                <text:p>0.70171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645">
                <text:p>0.69864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94579">
                <text:p>0.5945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45">
                <text:p>0.702645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722">
                <text:p>0.68972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69983">
                <text:p>0.669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01">
                <text:p>0.70390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388">
                <text:p>0.6973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59306">
                <text:p>0.65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228">
                <text:p>0.6962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53124">
                <text:p>0.653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">
                <text:p>0.70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712">
                <text:p>0.69571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29421">
                <text:p>0.629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14">
                <text:p>0.693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62083">
                <text:p>0.6620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44">
                <text:p>0.696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56793">
                <text:p>0.656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911">
                <text:p>0.69591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85851">
                <text:p>0.685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817">
                <text:p>0.69881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93488">
                <text:p>0.6934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74">
                <text:p>0.70307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656">
                <text:p>0.69965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5514">
                <text:p>0.655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812">
                <text:p>0.6958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58612">
                <text:p>0.6586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82">
                <text:p>0.70218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079">
                <text:p>0.69607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89983">
                <text:p>0.689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74">
                <text:p>0.70317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316">
                <text:p>0.69931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51107">
                <text:p>0.651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74">
                <text:p>0.70317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428">
                <text:p>0.6954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47306">
                <text:p>0.647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15">
                <text:p>0.70221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952">
                <text:p>0.69495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58017">
                <text:p>0.658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08">
                <text:p>0.70300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102">
                <text:p>0.6961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53587">
                <text:p>0.653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08">
                <text:p>0.70300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66">
                <text:p>0.695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14281">
                <text:p>0.6142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08">
                <text:p>0.70300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729">
                <text:p>0.69172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54711">
                <text:p>0.654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17">
                <text:p>0.70201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673">
                <text:p>0.69567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9676">
                <text:p>0.596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874">
                <text:p>0.68987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97091">
                <text:p>0.597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907">
                <text:p>0.68990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51603">
                <text:p>0.651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359">
                <text:p>0.6953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53686">
                <text:p>0.653686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17">
                <text:p>0.70201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537">
                <text:p>0.69553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8324">
                <text:p>0.683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621">
                <text:p>0.6986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26876">
                <text:p>0.626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06">
                <text:p>0.70330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018">
                <text:p>0.69301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70711">
                <text:p>0.670711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025">
                <text:p>0.70502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534">
                <text:p>0.69753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61752">
                <text:p>0.661752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355">
                <text:p>0.70535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671">
                <text:p>0.69667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16562">
                <text:p>0.6165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8">
                <text:p>0.7023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894">
                <text:p>0.69189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61322">
                <text:p>0.6613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347">
                <text:p>0.69634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3438">
                <text:p>0.63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5">
                <text:p>0.7020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643">
                <text:p>0.69364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6962">
                <text:p>0.66962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33">
                <text:p>0.70403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355">
                <text:p>0.69735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27174">
                <text:p>0.627174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979">
                <text:p>0.69297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76826">
                <text:p>0.6768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12">
                <text:p>0.70261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944">
                <text:p>0.6979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78149">
                <text:p>0.6781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5">
                <text:p>0.7020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02">
                <text:p>0.6980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88992">
                <text:p>0.6889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098">
                <text:p>0.69909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75207">
                <text:p>0.675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98">
                <text:p>0.70429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95">
                <text:p>0.697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4711">
                <text:p>0.674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98">
                <text:p>0.70429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901">
                <text:p>0.69790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89223">
                <text:p>0.68922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959">
                <text:p>0.70495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418">
                <text:p>0.69941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93091">
                <text:p>0.693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89">
                <text:p>0.70528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838">
                <text:p>0.6998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86215">
                <text:p>0.686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67">
                <text:p>0.70396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018">
                <text:p>0.69901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86149">
                <text:p>0.6861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785">
                <text:p>0.70578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193">
                <text:p>0.69919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4149">
                <text:p>0.6141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28">
                <text:p>0.70462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878">
                <text:p>0.69187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29455">
                <text:p>0.6294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28">
                <text:p>0.70462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408">
                <text:p>0.69340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12926">
                <text:p>0.6129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96">
                <text:p>0.70449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742">
                <text:p>0.69174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5524">
                <text:p>0.655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43">
                <text:p>0.70284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808">
                <text:p>0.69580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32661">
                <text:p>0.63266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23">
                <text:p>0.70522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788">
                <text:p>0.6937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41983">
                <text:p>0.641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446">
                <text:p>0.71044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243">
                <text:p>0.69524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42545">
                <text:p>0.642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752">
                <text:p>0.70975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23">
                <text:p>0.6952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04992">
                <text:p>0.6049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124">
                <text:p>0.70912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412">
                <text:p>0.69141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57455">
                <text:p>0.6574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587">
                <text:p>0.70958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704">
                <text:p>0.69670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5514">
                <text:p>0.655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42">
                <text:p>0.71094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608">
                <text:p>0.69660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47802">
                <text:p>0.647802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479">
                <text:p>0.710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812">
                <text:p>0.69581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81686">
                <text:p>0.581686</text:p>
              </table:table-cell>
              <table:table-cell office:value-type="float" office:value="0.696992">
                <text:p>0.6969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612">
                <text:p>0.710612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929">
                <text:p>0.68892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21686">
                <text:p>0.621686</text:p>
              </table:table-cell>
              <table:table-cell office:value-type="float" office:value="0.697289">
                <text:p>0.69728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124">
                <text:p>0.70912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81">
                <text:p>0.6928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48893">
                <text:p>0.648893</text:p>
              </table:table-cell>
              <table:table-cell office:value-type="float" office:value="0.697488">
                <text:p>0.6974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579">
                <text:p>0.7065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296">
                <text:p>0.69529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46843">
                <text:p>0.646843</text:p>
              </table:table-cell>
              <table:table-cell office:value-type="float" office:value="0.697223">
                <text:p>0.69722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66">
                <text:p>0.70406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813">
                <text:p>0.6948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2043">
                <text:p>0.62043</text:p>
              </table:table-cell>
              <table:table-cell office:value-type="float" office:value="0.698182">
                <text:p>0.698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36">
                <text:p>0.70363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225">
                <text:p>0.69222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68826">
                <text:p>0.668826</text:p>
              </table:table-cell>
              <table:table-cell office:value-type="float" office:value="0.698645">
                <text:p>0.6986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93">
                <text:p>0.70479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226">
                <text:p>0.69722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89421">
                <text:p>0.589421</text:p>
              </table:table-cell>
              <table:table-cell office:value-type="float" office:value="0.697322">
                <text:p>0.6973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906">
                <text:p>0.68890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86479">
                <text:p>0.586479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36">
                <text:p>0.70363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846">
                <text:p>0.68884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68529">
                <text:p>0.66852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15">
                <text:p>0.697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19868">
                <text:p>0.61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884">
                <text:p>0.70588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575">
                <text:p>0.69257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71636">
                <text:p>0.671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01">
                <text:p>0.70390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554">
                <text:p>0.69755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57322">
                <text:p>0.6573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67">
                <text:p>0.70396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129">
                <text:p>0.69612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24066">
                <text:p>0.524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24793">
                <text:p>0.724793</text:p>
              </table:table-cell>
              <table:table-cell office:value-type="float" office:value="0.682704">
                <text:p>0.68270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5243">
                <text:p>0.652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67">
                <text:p>0.70396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64">
                <text:p>0.6956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34909">
                <text:p>0.634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74">
                <text:p>0.70307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798">
                <text:p>0.69379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5881">
                <text:p>0.658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13">
                <text:p>0.70241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122">
                <text:p>0.69612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36364">
                <text:p>0.6363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13">
                <text:p>0.70241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878">
                <text:p>0.6938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58942">
                <text:p>0.6589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95">
                <text:p>0.7059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489">
                <text:p>0.69648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89157">
                <text:p>0.6891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537">
                <text:p>0.70753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669">
                <text:p>0.69966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86512">
                <text:p>0.6865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116">
                <text:p>0.71011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663">
                <text:p>0.69966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3676">
                <text:p>0.636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025">
                <text:p>0.70902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579">
                <text:p>0.69457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33388">
                <text:p>0.633388</text:p>
              </table:table-cell>
              <table:table-cell office:value-type="float" office:value="0.699702">
                <text:p>0.699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901">
                <text:p>0.71190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499">
                <text:p>0.6944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6162">
                <text:p>0.66162</text:p>
              </table:table-cell>
              <table:table-cell office:value-type="float" office:value="0.696165">
                <text:p>0.6961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388">
                <text:p>0.71338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117">
                <text:p>0.6971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62678">
                <text:p>0.662678</text:p>
              </table:table-cell>
              <table:table-cell office:value-type="float" office:value="0.695769">
                <text:p>0.695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198">
                <text:p>0.70819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664">
                <text:p>0.6966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04595">
                <text:p>0.604595</text:p>
              </table:table-cell>
              <table:table-cell office:value-type="float" office:value="0.696165">
                <text:p>0.69616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099">
                <text:p>0.71209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286">
                <text:p>0.69128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15769">
                <text:p>0.615769</text:p>
              </table:table-cell>
              <table:table-cell office:value-type="float" office:value="0.697025">
                <text:p>0.6970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298">
                <text:p>0.71229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509">
                <text:p>0.69250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11967">
                <text:p>0.611967</text:p>
              </table:table-cell>
              <table:table-cell office:value-type="float" office:value="0.690446">
                <text:p>0.6904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471">
                <text:p>0.71147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388">
                <text:p>0.69138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97421">
                <text:p>0.597421</text:p>
              </table:table-cell>
              <table:table-cell office:value-type="float" office:value="0.668694">
                <text:p>0.668694</text:p>
              </table:table-cell>
              <table:table-cell office:value-type="float" office:value="0.697421">
                <text:p>0.697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686">
                <text:p>0.70968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322">
                <text:p>0.6873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15372">
                <text:p>0.615372</text:p>
              </table:table-cell>
              <table:table-cell office:value-type="float" office:value="0.691074">
                <text:p>0.6910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355">
                <text:p>0.70935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58">
                <text:p>0.6915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68463">
                <text:p>0.568463</text:p>
              </table:table-cell>
              <table:table-cell office:value-type="float" office:value="0.677884">
                <text:p>0.677884</text:p>
              </table:table-cell>
              <table:table-cell office:value-type="float" office:value="0.699967">
                <text:p>0.699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793">
                <text:p>0.708793</text:p>
              </table:table-cell>
              <table:table-cell office:value-type="float" office:value="0.724793">
                <text:p>0.724793</text:p>
              </table:table-cell>
              <table:table-cell office:value-type="float" office:value="0.685511">
                <text:p>0.68551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78017">
                <text:p>0.578017</text:p>
              </table:table-cell>
              <table:table-cell office:value-type="float" office:value="0.692066">
                <text:p>0.692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339">
                <text:p>0.71133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142">
                <text:p>0.68814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23008">
                <text:p>0.623008</text:p>
              </table:table-cell>
              <table:table-cell office:value-type="float" office:value="0.694645">
                <text:p>0.6946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75">
                <text:p>0.71097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863">
                <text:p>0.69286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19736">
                <text:p>0.619736</text:p>
              </table:table-cell>
              <table:table-cell office:value-type="float" office:value="0.690116">
                <text:p>0.690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355">
                <text:p>0.70935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921">
                <text:p>0.69192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25752">
                <text:p>0.625752</text:p>
              </table:table-cell>
              <table:table-cell office:value-type="float" office:value="0.694876">
                <text:p>0.694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521">
                <text:p>0.71352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415">
                <text:p>0.6934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53124">
                <text:p>0.653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207">
                <text:p>0.71120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433">
                <text:p>0.69643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46545">
                <text:p>0.646545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397">
                <text:p>0.70839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441">
                <text:p>0.69544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57521">
                <text:p>0.657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041">
                <text:p>0.70704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456">
                <text:p>0.69645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36562">
                <text:p>0.636562</text:p>
              </table:table-cell>
              <table:table-cell office:value-type="float" office:value="0.696826">
                <text:p>0.6968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314">
                <text:p>0.70631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97">
                <text:p>0.6939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26876">
                <text:p>0.626876</text:p>
              </table:table-cell>
              <table:table-cell office:value-type="float" office:value="0.691769">
                <text:p>0.691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116">
                <text:p>0.71011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876">
                <text:p>0.69287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75471">
                <text:p>0.575471</text:p>
              </table:table-cell>
              <table:table-cell office:value-type="float" office:value="0.689058">
                <text:p>0.689058</text:p>
              </table:table-cell>
              <table:table-cell office:value-type="float" office:value="0.699802">
                <text:p>0.699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521">
                <text:p>0.709521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385">
                <text:p>0.68738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07339">
                <text:p>0.607339</text:p>
              </table:table-cell>
              <table:table-cell office:value-type="float" office:value="0.685455">
                <text:p>0.685455</text:p>
              </table:table-cell>
              <table:table-cell office:value-type="float" office:value="0.697719">
                <text:p>0.697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264">
                <text:p>0.70826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878">
                <text:p>0.68987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29521">
                <text:p>0.629521</text:p>
              </table:table-cell>
              <table:table-cell office:value-type="float" office:value="0.687008">
                <text:p>0.687008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339">
                <text:p>0.70733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344">
                <text:p>0.69234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40826">
                <text:p>0.640826</text:p>
              </table:table-cell>
              <table:table-cell office:value-type="float" office:value="0.697554">
                <text:p>0.6975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306">
                <text:p>0.70730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569">
                <text:p>0.69456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58017">
                <text:p>0.658017</text:p>
              </table:table-cell>
              <table:table-cell office:value-type="float" office:value="0.69676">
                <text:p>0.696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934">
                <text:p>0.70793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271">
                <text:p>0.6962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03041">
                <text:p>0.603041</text:p>
              </table:table-cell>
              <table:table-cell office:value-type="float" office:value="0.696">
                <text:p>0.69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86">
                <text:p>0.70568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473">
                <text:p>0.69047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86545">
                <text:p>0.586545</text:p>
              </table:table-cell>
              <table:table-cell office:value-type="float" office:value="0.68962">
                <text:p>0.6896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488">
                <text:p>0.709488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565">
                <text:p>0.68856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81752">
                <text:p>0.581752</text:p>
              </table:table-cell>
              <table:table-cell office:value-type="float" office:value="0.67924">
                <text:p>0.67924</text:p>
              </table:table-cell>
              <table:table-cell office:value-type="float" office:value="0.698446">
                <text:p>0.6984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14">
                <text:p>0.7111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058">
                <text:p>0.68705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06413">
                <text:p>0.606413</text:p>
              </table:table-cell>
              <table:table-cell office:value-type="float" office:value="0.676628">
                <text:p>0.676628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116">
                <text:p>0.71411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9583">
                <text:p>0.68958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90545">
                <text:p>0.590545</text:p>
              </table:table-cell>
              <table:table-cell office:value-type="float" office:value="0.659504">
                <text:p>0.659504</text:p>
              </table:table-cell>
              <table:table-cell office:value-type="float" office:value="0.687702">
                <text:p>0.687702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826">
                <text:p>0.70882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4612">
                <text:p>0.68461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15769">
                <text:p>0.615769</text:p>
              </table:table-cell>
              <table:table-cell office:value-type="float" office:value="0.669719">
                <text:p>0.669719</text:p>
              </table:table-cell>
              <table:table-cell office:value-type="float" office:value="0.691471">
                <text:p>0.691471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19">
                <text:p>0.7091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592">
                <text:p>0.68859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99008">
                <text:p>0.599008</text:p>
              </table:table-cell>
              <table:table-cell office:value-type="float" office:value="0.672628">
                <text:p>0.672628</text:p>
              </table:table-cell>
              <table:table-cell office:value-type="float" office:value="0.694281">
                <text:p>0.6942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058">
                <text:p>0.705058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098">
                <text:p>0.68709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8886">
                <text:p>0.58886</text:p>
              </table:table-cell>
              <table:table-cell office:value-type="float" office:value="0.669488">
                <text:p>0.669488</text:p>
              </table:table-cell>
              <table:table-cell office:value-type="float" office:value="0.694479">
                <text:p>0.6944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57">
                <text:p>0.70757</text:p>
              </table:table-cell>
              <table:table-cell office:value-type="float" office:value="0.724793">
                <text:p>0.724793</text:p>
              </table:table-cell>
              <table:table-cell office:value-type="float" office:value="0.68604">
                <text:p>0.686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13157">
                <text:p>0.613157</text:p>
              </table:table-cell>
              <table:table-cell office:value-type="float" office:value="0.678446">
                <text:p>0.678446</text:p>
              </table:table-cell>
              <table:table-cell office:value-type="float" office:value="0.697884">
                <text:p>0.697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587">
                <text:p>0.71358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307">
                <text:p>0.69030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63273">
                <text:p>0.563273</text:p>
              </table:table-cell>
              <table:table-cell office:value-type="float" office:value="0.678116">
                <text:p>0.678116</text:p>
              </table:table-cell>
              <table:table-cell office:value-type="float" office:value="0.697983">
                <text:p>0.697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967">
                <text:p>0.707967</text:p>
              </table:table-cell>
              <table:table-cell office:value-type="float" office:value="0.724793">
                <text:p>0.724793</text:p>
              </table:table-cell>
              <table:table-cell office:value-type="float" office:value="0.684734">
                <text:p>0.68473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44661">
                <text:p>0.644661</text:p>
              </table:table-cell>
              <table:table-cell office:value-type="float" office:value="0.688959">
                <text:p>0.688959</text:p>
              </table:table-cell>
              <table:table-cell office:value-type="float" office:value="0.699868">
                <text:p>0.69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86">
                <text:p>0.70568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917">
                <text:p>0.69391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18612">
                <text:p>0.618612</text:p>
              </table:table-cell>
              <table:table-cell office:value-type="float" office:value="0.681058">
                <text:p>0.681058</text:p>
              </table:table-cell>
              <table:table-cell office:value-type="float" office:value="0.697554">
                <text:p>0.69755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157">
                <text:p>0.70915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638">
                <text:p>0.69063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45719">
                <text:p>0.645719</text:p>
              </table:table-cell>
              <table:table-cell office:value-type="float" office:value="0.684992">
                <text:p>0.684992</text:p>
              </table:table-cell>
              <table:table-cell office:value-type="float" office:value="0.69924">
                <text:p>0.699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603">
                <text:p>0.71160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155">
                <text:p>0.69415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9686">
                <text:p>0.59686</text:p>
              </table:table-cell>
              <table:table-cell office:value-type="float" office:value="0.683967">
                <text:p>0.683967</text:p>
              </table:table-cell>
              <table:table-cell office:value-type="float" office:value="0.698612">
                <text:p>0.6986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281">
                <text:p>0.710281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972">
                <text:p>0.68897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19306">
                <text:p>0.619306</text:p>
              </table:table-cell>
              <table:table-cell office:value-type="float" office:value="0.683405">
                <text:p>0.683405</text:p>
              </table:table-cell>
              <table:table-cell office:value-type="float" office:value="0.697917">
                <text:p>0.697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347">
                <text:p>0.71434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498">
                <text:p>0.69149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4314">
                <text:p>0.64314</text:p>
              </table:table-cell>
              <table:table-cell office:value-type="float" office:value="0.689719">
                <text:p>0.689719</text:p>
              </table:table-cell>
              <table:table-cell office:value-type="float" office:value="0.699702">
                <text:p>0.699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14">
                <text:p>0.7151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77">
                <text:p>0.6947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98843">
                <text:p>0.598843</text:p>
              </table:table-cell>
              <table:table-cell office:value-type="float" office:value="0.689983">
                <text:p>0.689983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8083">
                <text:p>0.71808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674">
                <text:p>0.69067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33653">
                <text:p>0.633653</text:p>
              </table:table-cell>
              <table:table-cell office:value-type="float" office:value="0.692264">
                <text:p>0.692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6992">
                <text:p>0.71699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291">
                <text:p>0.69429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11074">
                <text:p>0.611074</text:p>
              </table:table-cell>
              <table:table-cell office:value-type="float" office:value="0.69481">
                <text:p>0.694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9">
                <text:p>0.700099</text:p>
              </table:table-cell>
              <table:table-cell office:value-type="float" office:value="0.721355">
                <text:p>0.72135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2734">
                <text:p>0.69273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95372">
                <text:p>0.595372</text:p>
              </table:table-cell>
              <table:table-cell office:value-type="float" office:value="0.688959">
                <text:p>0.688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98">
                <text:p>0.700198</text:p>
              </table:table-cell>
              <table:table-cell office:value-type="float" office:value="0.719868">
                <text:p>0.71986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44">
                <text:p>0.690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67041">
                <text:p>0.567041</text:p>
              </table:table-cell>
              <table:table-cell office:value-type="float" office:value="0.684694">
                <text:p>0.684694</text:p>
              </table:table-cell>
              <table:table-cell office:value-type="float" office:value="0.698248">
                <text:p>0.6982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91">
                <text:p>0.701091</text:p>
              </table:table-cell>
              <table:table-cell office:value-type="float" office:value="0.720727">
                <text:p>0.720727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18">
                <text:p>0.6871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44">
                <text:p>0.644</text:p>
              </table:table-cell>
              <table:table-cell office:value-type="float" office:value="0.685124">
                <text:p>0.685124</text:p>
              </table:table-cell>
              <table:table-cell office:value-type="float" office:value="0.697884">
                <text:p>0.697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9">
                <text:p>0.70119</text:p>
              </table:table-cell>
              <table:table-cell office:value-type="float" office:value="0.721289">
                <text:p>0.72128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949">
                <text:p>0.69494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25322">
                <text:p>0.625322</text:p>
              </table:table-cell>
              <table:table-cell office:value-type="float" office:value="0.689223">
                <text:p>0.689223</text:p>
              </table:table-cell>
              <table:table-cell office:value-type="float" office:value="0.698645">
                <text:p>0.6986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97">
                <text:p>0.700397</text:p>
              </table:table-cell>
              <table:table-cell office:value-type="float" office:value="0.720066">
                <text:p>0.72006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365">
                <text:p>0.69336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95868">
                <text:p>0.595868</text:p>
              </table:table-cell>
              <table:table-cell office:value-type="float" office:value="0.687207">
                <text:p>0.687207</text:p>
              </table:table-cell>
              <table:table-cell office:value-type="float" office:value="0.69881">
                <text:p>0.698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64">
                <text:p>0.700364</text:p>
              </table:table-cell>
              <table:table-cell office:value-type="float" office:value="0.720628">
                <text:p>0.72062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288">
                <text:p>0.69028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09058">
                <text:p>0.609058</text:p>
              </table:table-cell>
              <table:table-cell office:value-type="float" office:value="0.69124">
                <text:p>0.69124</text:p>
              </table:table-cell>
              <table:table-cell office:value-type="float" office:value="0.699967">
                <text:p>0.699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98">
                <text:p>0.700198</text:p>
              </table:table-cell>
              <table:table-cell office:value-type="float" office:value="0.719306">
                <text:p>0.71930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977">
                <text:p>0.69197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40793">
                <text:p>0.640793</text:p>
              </table:table-cell>
              <table:table-cell office:value-type="float" office:value="0.696264">
                <text:p>0.696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4">
                <text:p>0.701884</text:p>
              </table:table-cell>
              <table:table-cell office:value-type="float" office:value="0.718876">
                <text:p>0.71887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782">
                <text:p>0.69578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23438">
                <text:p>0.623438</text:p>
              </table:table-cell>
              <table:table-cell office:value-type="float" office:value="0.695967">
                <text:p>0.695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81">
                <text:p>0.702281</text:p>
              </table:table-cell>
              <table:table-cell office:value-type="float" office:value="0.718975">
                <text:p>0.71897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066">
                <text:p>0.69406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12066">
                <text:p>0.612066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89">
                <text:p>0.701289</text:p>
              </table:table-cell>
              <table:table-cell office:value-type="float" office:value="0.719471">
                <text:p>0.71947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23">
                <text:p>0.6932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50413">
                <text:p>0.650413</text:p>
              </table:table-cell>
              <table:table-cell office:value-type="float" office:value="0.698909">
                <text:p>0.698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87">
                <text:p>0.701587</text:p>
              </table:table-cell>
              <table:table-cell office:value-type="float" office:value="0.720066">
                <text:p>0.72006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098">
                <text:p>0.69709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62579">
                <text:p>0.662579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9">
                <text:p>0.700099</text:p>
              </table:table-cell>
              <table:table-cell office:value-type="float" office:value="0.720397">
                <text:p>0.72039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142">
                <text:p>0.6981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76231">
                <text:p>0.676231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17">
                <text:p>0.702017</text:p>
              </table:table-cell>
              <table:table-cell office:value-type="float" office:value="0.724099">
                <text:p>0.724099</text:p>
              </table:table-cell>
              <table:table-cell office:value-type="float" office:value="0.724793">
                <text:p>0.724793</text:p>
              </table:table-cell>
              <table:table-cell office:value-type="float" office:value="0.700165">
                <text:p>0.70016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32033">
                <text:p>0.632033</text:p>
              </table:table-cell>
              <table:table-cell office:value-type="float" office:value="0.69838">
                <text:p>0.698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24">
                <text:p>0.701124</text:p>
              </table:table-cell>
              <table:table-cell office:value-type="float" office:value="0.723306">
                <text:p>0.72330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484">
                <text:p>0.69548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76165">
                <text:p>0.676165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31">
                <text:p>0.700231</text:p>
              </table:table-cell>
              <table:table-cell office:value-type="float" office:value="0.721917">
                <text:p>0.72191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779">
                <text:p>0.69977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3157">
                <text:p>0.63157</text:p>
              </table:table-cell>
              <table:table-cell office:value-type="float" office:value="0.699702">
                <text:p>0.699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89">
                <text:p>0.701289</text:p>
              </table:table-cell>
              <table:table-cell office:value-type="float" office:value="0.724661">
                <text:p>0.72466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722">
                <text:p>0.69572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34248">
                <text:p>0.63424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64">
                <text:p>0.700364</text:p>
              </table:table-cell>
              <table:table-cell office:value-type="float" office:value="0.723537">
                <text:p>0.72353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798">
                <text:p>0.69579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59835">
                <text:p>0.559835</text:p>
              </table:table-cell>
              <table:table-cell office:value-type="float" office:value="0.69395">
                <text:p>0.693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7653">
                <text:p>0.717653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144">
                <text:p>0.68714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18248">
                <text:p>0.618248</text:p>
              </table:table-cell>
              <table:table-cell office:value-type="float" office:value="0.698446">
                <text:p>0.6984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20694">
                <text:p>0.72069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739">
                <text:p>0.69373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63802">
                <text:p>0.663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86">
                <text:p>0.705686</text:p>
              </table:table-cell>
              <table:table-cell office:value-type="float" office:value="0.724529">
                <text:p>0.72452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402">
                <text:p>0.69940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6119">
                <text:p>0.661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36">
                <text:p>0.703736</text:p>
              </table:table-cell>
              <table:table-cell office:value-type="float" office:value="0.724331">
                <text:p>0.72433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926">
                <text:p>0.69892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72231">
                <text:p>0.6722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26">
                <text:p>0.700926</text:p>
              </table:table-cell>
              <table:table-cell office:value-type="float" office:value="0.722413">
                <text:p>0.72241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557">
                <text:p>0.699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